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D866D6275B.png"/>
  <manifest:file-entry manifest:media-type="image/png" manifest:full-path="Pictures/10000201000004B0000004B03C1D3EAB.png"/>
  <manifest:file-entry manifest:media-type="image/jpeg" manifest:full-path="Pictures/10000000000004D80000049D87FCC8A0.jpg"/>
  <manifest:file-entry manifest:media-type="image/png" manifest:full-path="Pictures/10000201000004B0000004B0FE68FAF0.png"/>
  <manifest:file-entry manifest:media-type="image/png" manifest:full-path="Pictures/10000201000004B00000053B062DE6D1.png"/>
  <manifest:file-entry manifest:media-type="image/png" manifest:full-path="Pictures/10000201000004B000000719E91CE483.png"/>
  <manifest:file-entry manifest:media-type="image/png" manifest:full-path="Pictures/10000201000004B0000004C07C25592C.png"/>
  <manifest:file-entry manifest:media-type="image/png" manifest:full-path="Pictures/10000201000004B000000559F12775E8.png"/>
  <manifest:file-entry manifest:media-type="image/png" manifest:full-path="Pictures/10000201000004B0000004B04FBF0C3F.png"/>
  <manifest:file-entry manifest:media-type="image/png" manifest:full-path="Pictures/10000201000004B000000584E6A9489A.png"/>
  <manifest:file-entry manifest:media-type="image/png" manifest:full-path="Pictures/10000201000000AA000000DF901257F4.png"/>
  <manifest:file-entry manifest:media-type="image/png" manifest:full-path="Pictures/10000201000004B00000065881A1395A.png"/>
  <manifest:file-entry manifest:media-type="image/png" manifest:full-path="Pictures/10000201000004B0000004B8A00685B9.png"/>
  <manifest:file-entry manifest:media-type="image/png" manifest:full-path="Pictures/100002010000013C0000013C0D50E003.png"/>
  <manifest:file-entry manifest:media-type="image/png" manifest:full-path="Pictures/10000201000004B00000099F7862001E.png"/>
  <manifest:file-entry manifest:media-type="image/jpeg" manifest:full-path="Pictures/10000000000000E1000000E187355F2F.jpg"/>
  <manifest:file-entry manifest:media-type="image/jpeg" manifest:full-path="Pictures/10000000000000DC000000E5082E761E.jpg"/>
  <manifest:file-entry manifest:media-type="image/jpeg" manifest:full-path="Pictures/1000000000000300000003FF606172E2.jpg"/>
  <manifest:file-entry manifest:media-type="image/png" manifest:full-path="Pictures/10000201000004B0000005374D4643F0.png"/>
  <manifest:file-entry manifest:media-type="image/png" manifest:full-path="Pictures/10000201000004B0000004CA62B12D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cm"/>
    </style:style>
    <style:style style:name="co3" style:family="table-column">
      <style:table-column-properties fo:break-before="auto" style:column-width="1.208cm"/>
    </style:style>
    <style:style style:name="co4" style:family="table-column">
      <style:table-column-properties fo:break-before="auto" style:column-width="1.374cm"/>
    </style:style>
    <style:style style:name="ro1" style:family="table-row">
      <style:table-row-properties style:row-height="0.5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39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982" table:default-cell-style-name="ce2"/>
        <table:table-row table:style-name="ro1">
          <table:table-cell table:style-name="ce1" office:value-type="string">
            <text:p>2018/19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7</text:p>
          </table:table-cell>
          <table:table-cell office:value-type="string">
            <text:p>28</text:p>
          </table:table-cell>
          <table:table-cell office:value-type="string">
            <text:p>29</text:p>
          </table:table-cell>
          <table:table-cell office:value-type="string">
            <text:p>30</text:p>
          </table:table-cell>
          <table:table-cell office:value-type="string">
            <text:p>31</text:p>
          </table:table-cell>
          <table:table-cell office:value-type="string">
            <text:p>32</text:p>
          </table:table-cell>
          <table:table-cell office:value-type="string">
            <text:p>33</text:p>
          </table:table-cell>
          <table:table-cell office:value-type="string">
            <text:p>34</text:p>
          </table:table-cell>
          <table:table-cell office:value-type="string">
            <text:p>35</text:p>
          </table:table-cell>
          <table:table-cell office:value-type="string">
            <text:p>36</text:p>
          </table:table-cell>
          <table:table-cell office:value-type="string">
            <text:p>37</text:p>
          </table:table-cell>
          <table:table-cell office:value-type="string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</text:p>
          </table:table-cell>
          <table:table-cell>
            <draw:frame table:end-cell-address="Tabelle1.C3" table:end-x="0.439cm" table:end-y="0.5cm" draw:z-index="16" draw:name="Grafik 9" draw:style-name="gr1" draw:text-style-name="P1" svg:width="0.4cm" svg:height="0.5cm" svg:x="0.039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537cm" table:end-y="0.5cm" draw:z-index="18" draw:name="Grafik 3" draw:style-name="gr1" draw:text-style-name="P1" svg:width="0.5cm" svg:height="0.5cm" svg:x="0.037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36cm" table:end-y="0.5cm" draw:z-index="21" draw:name="Grafik 9" draw:style-name="gr1" draw:text-style-name="P1" svg:width="0.4cm" svg:height="0.5cm" svg:x="0.03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34cm" table:end-y="0.5cm" draw:z-index="22" draw:name="Grafik 9" draw:style-name="gr1" draw:text-style-name="P1" svg:width="0.4cm" svg:height="0.5cm" svg:x="0.03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532cm" table:end-y="0.5cm" draw:z-index="110" draw:name="Grafik 14" draw:style-name="gr1" draw:text-style-name="P1" svg:width="0.5cm" svg:height="0.5cm" svg:x="0.03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31cm" table:end-y="0.5cm" draw:z-index="27" draw:name="Grafik 9" draw:style-name="gr1" draw:text-style-name="P1" svg:width="0.4cm" svg:height="0.5cm" svg:x="0.03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29cm" table:end-y="0.5cm" draw:z-index="29" draw:name="Grafik 3" draw:style-name="gr1" draw:text-style-name="P1" svg:width="0.5cm" svg:height="0.5cm" svg:x="0.029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28cm" table:end-y="0.5cm" draw:z-index="30" draw:name="Grafik 3" draw:style-name="gr1" draw:text-style-name="P1" svg:width="0.5cm" svg:height="0.5cm" svg:x="0.028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26cm" table:end-y="0.5cm" draw:z-index="40" draw:name="Grafik 3" draw:style-name="gr1" draw:text-style-name="P1" svg:width="0.5cm" svg:height="0.5cm" svg:x="0.026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25cm" table:end-y="0.5cm" draw:z-index="41" draw:name="Grafik 3" draw:style-name="gr1" draw:text-style-name="P1" svg:width="0.5cm" svg:height="0.5cm" svg:x="0.025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24cm" table:end-y="0.5cm" draw:z-index="42" draw:name="Grafik 3" draw:style-name="gr1" draw:text-style-name="P1" svg:width="0.5cm" svg:height="0.5cm" svg:x="0.024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22cm" table:end-y="0.5cm" draw:z-index="43" draw:name="Grafik 3" draw:style-name="gr1" draw:text-style-name="P1" svg:width="0.5cm" svg:height="0.5cm" svg:x="0.02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2cm" table:end-y="0.5cm" draw:z-index="44" draw:name="Grafik 3" draw:style-name="gr1" draw:text-style-name="P1" svg:width="0.5cm" svg:height="0.5cm" svg:x="0.0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19cm" table:end-y="0.5cm" draw:z-index="45" draw:name="Grafik 3" draw:style-name="gr1" draw:text-style-name="P1" svg:width="0.5cm" svg:height="0.5cm" svg:x="0.019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517cm" table:end-y="0.5cm" draw:z-index="46" draw:name="Grafik 3" draw:style-name="gr1" draw:text-style-name="P1" svg:width="0.5cm" svg:height="0.5cm" svg:x="0.017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16cm" table:end-y="0.5cm" draw:z-index="36" draw:name="Grafik 9" draw:style-name="gr1" draw:text-style-name="P1" svg:width="0.4cm" svg:height="0.5cm" svg:x="0.01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14cm" table:end-y="0.5cm" draw:z-index="51" draw:name="Grafik 9" draw:style-name="gr1" draw:text-style-name="P1" svg:width="0.4cm" svg:height="0.5cm" svg:x="0.01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12cm" table:end-y="0.5cm" draw:z-index="52" draw:name="Grafik 9" draw:style-name="gr1" draw:text-style-name="P1" svg:width="0.4cm" svg:height="0.5cm" svg:x="0.012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11cm" table:end-y="0.5cm" draw:z-index="53" draw:name="Grafik 9" draw:style-name="gr1" draw:text-style-name="P1" svg:width="0.4cm" svg:height="0.5cm" svg:x="0.01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09cm" table:end-y="0.5cm" draw:z-index="54" draw:name="Grafik 9" draw:style-name="gr1" draw:text-style-name="P1" svg:width="0.4cm" svg:height="0.5cm" svg:x="0.009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08cm" table:end-y="0.5cm" draw:z-index="61" draw:name="Grafik 9" draw:style-name="gr1" draw:text-style-name="P1" svg:width="0.4cm" svg:height="0.5cm" svg:x="0.00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06cm" table:end-y="0.5cm" draw:z-index="62" draw:name="Grafik 9" draw:style-name="gr1" draw:text-style-name="P1" svg:width="0.4cm" svg:height="0.5cm" svg:x="0.00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04cm" table:end-y="0.5cm" draw:z-index="63" draw:name="Grafik 9" draw:style-name="gr1" draw:text-style-name="P1" svg:width="0.4cm" svg:height="0.5cm" svg:x="0.00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03cm" table:end-y="0.5cm" draw:z-index="64" draw:name="Grafik 9" draw:style-name="gr1" draw:text-style-name="P1" svg:width="0.4cm" svg:height="0.5cm" svg:x="0.00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501cm" table:end-y="0.5cm" draw:z-index="56" draw:name="Grafik 3" draw:style-name="gr1" draw:text-style-name="P1" svg:width="0.5cm" svg:height="0.5cm" svg:x="0.001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398cm" table:end-y="0.5cm" draw:z-index="66" draw:name="Grafik 9" draw:style-name="gr1" draw:text-style-name="P1" svg:width="0.4cm" svg:height="0.5cm" svg:x="0.566cm" svg:y="0cm">
              <draw:image xlink:href="Pictures/10000201000004B00000065881A1395A.png" xlink:type="simple" xlink:show="embed" xlink:actuate="onLoad">
                <text:p/>
              </draw:image>
            </draw:frame>
            <draw:frame table:end-cell-address="Tabelle1.AB3" table:end-x="0.5cm" table:end-y="0.5cm" draw:z-index="68" draw:name="Grafik 3" draw:style-name="gr1" draw:text-style-name="P1" svg:width="0.5cm" svg:height="0.5cm" svg:x="0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396cm" table:end-y="0.5cm" draw:z-index="72" draw:name="Grafik 9" draw:style-name="gr1" draw:text-style-name="P1" svg:width="0.4cm" svg:height="0.5cm" svg:x="0.56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96cm" table:end-y="0.5cm" draw:z-index="70" draw:name="Grafik 3" draw:style-name="gr1" draw:text-style-name="P1" svg:width="0.5cm" svg:height="0.5cm" svg:x="0.563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94cm" table:end-y="0.5cm" draw:z-index="74" draw:name="Grafik 3" draw:style-name="gr1" draw:text-style-name="P1" svg:width="0.5cm" svg:height="0.5cm" svg:x="0.56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393cm" table:end-y="0.5cm" draw:z-index="3" draw:name="Grafik 9" draw:style-name="gr1" draw:text-style-name="P1" svg:width="0.4cm" svg:height="0.5cm" svg:x="0.5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98cm" table:end-y="0.5cm" draw:z-index="282" draw:name="Grafik 3" draw:style-name="gr1" draw:text-style-name="P1" svg:width="0.5cm" svg:height="0.5cm" svg:x="0.566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396cm" table:end-y="0.5cm" draw:z-index="650" draw:name="Grafik 9" draw:style-name="gr1" draw:text-style-name="P1" svg:width="0.4cm" svg:height="0.5cm" svg:x="0.56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396cm" table:end-y="0.5cm" draw:z-index="660" draw:name="Grafik 9" draw:style-name="gr1" draw:text-style-name="P1" svg:width="0.4cm" svg:height="0.5cm" svg:x="0.56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94cm" table:end-y="0.5cm" draw:z-index="666" draw:name="Grafik 3" draw:style-name="gr1" draw:text-style-name="P1" svg:width="0.5cm" svg:height="0.5cm" svg:x="0.56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92cm" table:end-y="0.5cm" draw:z-index="667" draw:name="Grafik 3" draw:style-name="gr1" draw:text-style-name="P1" svg:width="0.5cm" svg:height="0.5cm" svg:x="0.56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492cm" table:end-y="0.5cm" draw:z-index="668" draw:name="Grafik 3" draw:style-name="gr1" draw:text-style-name="P1" svg:width="0.5cm" svg:height="0.5cm" svg:x="0.559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N3" table:end-x="0.49cm" table:end-y="0.5cm" draw:z-index="669" draw:name="Grafik 3" draw:style-name="gr1" draw:text-style-name="P1" svg:width="0.5cm" svg:height="0.5cm" svg:x="0.558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95:23</text:p>
          </table:table-cell>
          <table:table-cell office:value-type="string">
            <text:p>98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2</text:p>
          </table:table-cell>
          <table:table-cell>
            <draw:frame table:end-cell-address="Tabelle1.C4" table:end-x="0.539cm" table:end-y="0.501cm" draw:z-index="107" draw:name="Grafik 14" draw:style-name="gr1" draw:text-style-name="P1" svg:width="0.5cm" svg:height="0.5cm" svg:x="0.039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37cm" table:end-y="0.501cm" draw:z-index="19" draw:name="Grafik 9" draw:style-name="gr1" draw:text-style-name="P1" svg:width="0.4cm" svg:height="0.5cm" svg:x="0.037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386cm" table:end-y="0.501cm" draw:z-index="78" draw:name="Grafik 4" draw:style-name="gr1" draw:text-style-name="P1" svg:width="0.35cm" svg:height="0.5cm" svg:x="0.03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534cm" table:end-y="0.501cm" draw:z-index="109" draw:name="Grafik 14" draw:style-name="gr1" draw:text-style-name="P1" svg:width="0.5cm" svg:height="0.5cm" svg:x="0.034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32cm" table:end-y="0.501cm" draw:z-index="25" draw:name="Grafik 9" draw:style-name="gr1" draw:text-style-name="P1" svg:width="0.4cm" svg:height="0.5cm" svg:x="0.03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531cm" table:end-y="0.501cm" draw:z-index="26" draw:name="Grafik 3" draw:style-name="gr1" draw:text-style-name="P1" svg:width="0.5cm" svg:height="0.5cm" svg:x="0.03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29cm" table:end-y="0.501cm" draw:z-index="28" draw:name="Grafik 9" draw:style-name="gr1" draw:text-style-name="P1" svg:width="0.4cm" svg:height="0.5cm" svg:x="0.029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528cm" table:end-y="0.501cm" draw:z-index="113" draw:name="Grafik 14" draw:style-name="gr1" draw:text-style-name="P1" svg:width="0.5cm" svg:height="0.5cm" svg:x="0.028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26cm" table:end-y="0.501cm" draw:z-index="32" draw:name="Grafik 9" draw:style-name="gr1" draw:text-style-name="P1" svg:width="0.4cm" svg:height="0.5cm" svg:x="0.026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25cm" table:end-y="0.501cm" draw:z-index="34" draw:name="Grafik 9" draw:style-name="gr1" draw:text-style-name="P1" svg:width="0.4cm" svg:height="0.5cm" svg:x="0.025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22cm" table:end-y="0.501cm" draw:z-index="325" draw:name="Grafik 14" draw:style-name="gr1" draw:text-style-name="P1" svg:width="0.5cm" svg:height="0.5cm" svg:x="0.022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22cm" table:end-y="0.501cm" draw:z-index="35" draw:name="Grafik 9" draw:style-name="gr1" draw:text-style-name="P1" svg:width="0.4cm" svg:height="0.5cm" svg:x="0.02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2cm" table:end-y="0.501cm" draw:z-index="37" draw:name="Grafik 9" draw:style-name="gr1" draw:text-style-name="P1" svg:width="0.4cm" svg:height="0.5cm" svg:x="0.0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19cm" table:end-y="0.501cm" draw:z-index="38" draw:name="Grafik 9" draw:style-name="gr1" draw:text-style-name="P1" svg:width="0.4cm" svg:height="0.5cm" svg:x="0.019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17cm" table:end-y="0.501cm" draw:z-index="39" draw:name="Grafik 9" draw:style-name="gr1" draw:text-style-name="P1" svg:width="0.4cm" svg:height="0.5cm" svg:x="0.017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516cm" table:end-y="0.501cm" draw:z-index="47" draw:name="Grafik 3" draw:style-name="gr1" draw:text-style-name="P1" svg:width="0.5cm" svg:height="0.5cm" svg:x="0.01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514cm" table:end-y="0.501cm" draw:z-index="48" draw:name="Grafik 3" draw:style-name="gr1" draw:text-style-name="P1" svg:width="0.5cm" svg:height="0.5cm" svg:x="0.01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512cm" table:end-y="0.501cm" draw:z-index="49" draw:name="Grafik 3" draw:style-name="gr1" draw:text-style-name="P1" svg:width="0.5cm" svg:height="0.5cm" svg:x="0.012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363cm" table:end-y="0.501cm" draw:z-index="268" draw:name="Grafik 4" draw:style-name="gr1" draw:text-style-name="P1" svg:width="0.35cm" svg:height="0.5cm" svg:x="0.013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509cm" table:end-y="0.501cm" draw:z-index="55" draw:name="Grafik 3" draw:style-name="gr1" draw:text-style-name="P1" svg:width="0.5cm" svg:height="0.5cm" svg:x="0.00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508cm" table:end-y="0.501cm" draw:z-index="57" draw:name="Grafik 3" draw:style-name="gr1" draw:text-style-name="P1" svg:width="0.5cm" svg:height="0.5cm" svg:x="0.008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506cm" table:end-y="0.501cm" draw:z-index="58" draw:name="Grafik 3" draw:style-name="gr1" draw:text-style-name="P1" svg:width="0.5cm" svg:height="0.5cm" svg:x="0.00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504cm" table:end-y="0.501cm" draw:z-index="59" draw:name="Grafik 3" draw:style-name="gr1" draw:text-style-name="P1" svg:width="0.5cm" svg:height="0.5cm" svg:x="0.00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503cm" table:end-y="0.501cm" draw:z-index="60" draw:name="Grafik 3" draw:style-name="gr1" draw:text-style-name="P1" svg:width="0.5cm" svg:height="0.5cm" svg:x="0.003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01cm" table:end-y="0.501cm" draw:z-index="65" draw:name="Grafik 9" draw:style-name="gr1" draw:text-style-name="P1" svg:width="0.4cm" svg:height="0.5cm" svg:x="0.001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cm" table:end-y="0.501cm" draw:z-index="67" draw:name="Grafik 9" draw:style-name="gr1" draw:text-style-name="P1" svg:width="0.4cm" svg:height="0.5cm" svg:x="0cm" svg:y="0.001cm">
              <draw:image xlink:href="Pictures/10000201000004B00000065881A1395A.png" xlink:type="simple" xlink:show="embed" xlink:actuate="onLoad">
                <text:p/>
              </draw:image>
            </draw:frame>
            <draw:frame table:end-cell-address="Tabelle1.AC4" table:end-x="0.498cm" table:end-y="0.501cm" draw:z-index="69" draw:name="Grafik 3" draw:style-name="gr1" draw:text-style-name="P1" svg:width="0.5cm" svg:height="0.5cm" svg:x="0.56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96cm" table:end-y="0.501cm" draw:z-index="71" draw:name="Grafik 3" draw:style-name="gr1" draw:text-style-name="P1" svg:width="0.5cm" svg:height="0.5cm" svg:x="0.56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96cm" table:end-y="0.501cm" draw:z-index="73" draw:name="Grafik 9" draw:style-name="gr1" draw:text-style-name="P1" svg:width="0.4cm" svg:height="0.5cm" svg:x="0.563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394cm" table:end-y="0.501cm" draw:z-index="75" draw:name="Grafik 9" draw:style-name="gr1" draw:text-style-name="P1" svg:width="0.4cm" svg:height="0.5cm" svg:x="0.56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93cm" table:end-y="0.501cm" draw:z-index="0" draw:name="Grafik 3" draw:style-name="gr1" draw:text-style-name="P1" svg:width="0.5cm" svg:height="0.5cm" svg:x="0.5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398cm" table:end-y="0.501cm" draw:z-index="283" draw:name="Grafik 9" draw:style-name="gr1" draw:text-style-name="P1" svg:width="0.4cm" svg:height="0.5cm" svg:x="0.566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96cm" table:end-y="0.501cm" draw:z-index="651" draw:name="Grafik 3" draw:style-name="gr1" draw:text-style-name="P1" svg:width="0.5cm" svg:height="0.5cm" svg:x="0.56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496cm" table:end-y="0.501cm" draw:z-index="665" draw:name="Grafik 3" draw:style-name="gr1" draw:text-style-name="P1" svg:width="0.5cm" svg:height="0.5cm" svg:x="0.563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394cm" table:end-y="0.501cm" draw:z-index="661" draw:name="Grafik 9" draw:style-name="gr1" draw:text-style-name="P1" svg:width="0.4cm" svg:height="0.5cm" svg:x="0.56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392cm" table:end-y="0.501cm" draw:z-index="662" draw:name="Grafik 9" draw:style-name="gr1" draw:text-style-name="P1" svg:width="0.4cm" svg:height="0.5cm" svg:x="0.56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392cm" table:end-y="0.501cm" draw:z-index="663" draw:name="Grafik 9" draw:style-name="gr1" draw:text-style-name="P1" svg:width="0.4cm" svg:height="0.5cm" svg:x="0.559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N4" table:end-x="0.39cm" table:end-y="0.501cm" draw:z-index="664" draw:name="Grafik 9" draw:style-name="gr1" draw:text-style-name="P1" svg:width="0.4cm" svg:height="0.5cm" svg:x="0.558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9:22</text:p>
          </table:table-cell>
          <table:table-cell office:value-type="string">
            <text:p>97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3</text:p>
          </table:table-cell>
          <table:table-cell>
            <draw:frame table:end-cell-address="Tabelle1.C5" table:end-x="0.433cm" table:end-y="0.5cm" draw:z-index="170" draw:name="Grafik 15" draw:style-name="gr1" draw:text-style-name="P1" svg:width="0.4cm" svg:height="0.5cm" svg:x="0.03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537cm" table:end-y="0.5cm" draw:z-index="108" draw:name="Grafik 14" draw:style-name="gr1" draw:text-style-name="P1" svg:width="0.5cm" svg:height="0.5cm" svg:x="0.037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536cm" table:end-y="0.5cm" draw:z-index="106" draw:name="Grafik 14" draw:style-name="gr1" draw:text-style-name="P1" svg:width="0.5cm" svg:height="0.5cm" svg:x="0.03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84cm" table:end-y="0.5cm" draw:z-index="129" draw:name="Grafik 10" draw:style-name="gr1" draw:text-style-name="P1" svg:width="0.45cm" svg:height="0.5cm" svg:x="0.034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532cm" table:end-y="0.5cm" draw:z-index="24" draw:name="Grafik 3" draw:style-name="gr1" draw:text-style-name="P1" svg:width="0.5cm" svg:height="0.5cm" svg:x="0.03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531cm" table:end-y="0.5cm" draw:z-index="111" draw:name="Grafik 14" draw:style-name="gr1" draw:text-style-name="P1" svg:width="0.5cm" svg:height="0.5cm" svg:x="0.03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529cm" table:end-y="0.5cm" draw:z-index="112" draw:name="Grafik 14" draw:style-name="gr1" draw:text-style-name="P1" svg:width="0.5cm" svg:height="0.5cm" svg:x="0.02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28cm" table:end-y="0.5cm" draw:z-index="31" draw:name="Grafik 9" draw:style-name="gr1" draw:text-style-name="P1" svg:width="0.4cm" svg:height="0.5cm" svg:x="0.02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26cm" table:end-y="0.5cm" draw:z-index="114" draw:name="Grafik 14" draw:style-name="gr1" draw:text-style-name="P1" svg:width="0.5cm" svg:height="0.5cm" svg:x="0.02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525cm" table:end-y="0.5cm" draw:z-index="115" draw:name="Grafik 14" draw:style-name="gr1" draw:text-style-name="P1" svg:width="0.5cm" svg:height="0.5cm" svg:x="0.02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24cm" table:end-y="0.5cm" draw:z-index="33" draw:name="Grafik 9" draw:style-name="gr1" draw:text-style-name="P1" svg:width="0.4cm" svg:height="0.5cm" svg:x="0.02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52cm" table:end-y="0.5cm" draw:z-index="326" draw:name="Grafik 14" draw:style-name="gr1" draw:text-style-name="P1" svg:width="0.5cm" svg:height="0.5cm" svg:x="0.0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369cm" table:end-y="0.5cm" draw:z-index="262" draw:name="Grafik 4" draw:style-name="gr1" draw:text-style-name="P1" svg:width="0.35cm" svg:height="0.5cm" svg:x="0.01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518cm" table:end-y="0.5cm" draw:z-index="328" draw:name="Grafik 14" draw:style-name="gr1" draw:text-style-name="P1" svg:width="0.5cm" svg:height="0.5cm" svg:x="0.01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367cm" table:end-y="0.5cm" draw:z-index="264" draw:name="Grafik 4" draw:style-name="gr1" draw:text-style-name="P1" svg:width="0.35cm" svg:height="0.5cm" svg:x="0.017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366cm" table:end-y="0.5cm" draw:z-index="265" draw:name="Grafik 4" draw:style-name="gr1" draw:text-style-name="P1" svg:width="0.35cm" svg:height="0.5cm" svg:x="0.016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365cm" table:end-y="0.5cm" draw:z-index="266" draw:name="Grafik 4" draw:style-name="gr1" draw:text-style-name="P1" svg:width="0.35cm" svg:height="0.5cm" svg:x="0.015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363cm" table:end-y="0.5cm" draw:z-index="267" draw:name="Grafik 4" draw:style-name="gr1" draw:text-style-name="P1" svg:width="0.35cm" svg:height="0.5cm" svg:x="0.013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511cm" table:end-y="0.5cm" draw:z-index="50" draw:name="Grafik 3" draw:style-name="gr1" draw:text-style-name="P1" svg:width="0.5cm" svg:height="0.5cm" svg:x="0.011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361cm" table:end-y="0.5cm" draw:z-index="269" draw:name="Grafik 4" draw:style-name="gr1" draw:text-style-name="P1" svg:width="0.35cm" svg:height="0.5cm" svg:x="0.01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361cm" table:end-y="0.5cm" draw:z-index="270" draw:name="Grafik 4" draw:style-name="gr1" draw:text-style-name="P1" svg:width="0.35cm" svg:height="0.5cm" svg:x="0.01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359cm" table:end-y="0.5cm" draw:z-index="271" draw:name="Grafik 4" draw:style-name="gr1" draw:text-style-name="P1" svg:width="0.35cm" svg:height="0.5cm" svg:x="0.00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358cm" table:end-y="0.5cm" draw:z-index="272" draw:name="Grafik 4" draw:style-name="gr1" draw:text-style-name="P1" svg:width="0.35cm" svg:height="0.5cm" svg:x="0.008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357cm" table:end-y="0.5cm" draw:z-index="273" draw:name="Grafik 4" draw:style-name="gr1" draw:text-style-name="P1" svg:width="0.35cm" svg:height="0.5cm" svg:x="0.007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355cm" table:end-y="0.5cm" draw:z-index="274" draw:name="Grafik 4" draw:style-name="gr1" draw:text-style-name="P1" svg:width="0.35cm" svg:height="0.5cm" svg:x="0.005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355cm" table:end-y="0.5cm" draw:z-index="275" draw:name="Grafik 4" draw:style-name="gr1" draw:text-style-name="P1" svg:width="0.35cm" svg:height="0.5cm" svg:x="0.005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353cm" table:end-y="0.5cm" draw:z-index="276" draw:name="Grafik 4" draw:style-name="gr1" draw:text-style-name="P1" svg:width="0.35cm" svg:height="0.5cm" svg:x="0.003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352cm" table:end-y="0.5cm" draw:z-index="277" draw:name="Grafik 4" draw:style-name="gr1" draw:text-style-name="P1" svg:width="0.35cm" svg:height="0.5cm" svg:x="0.00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351cm" table:end-y="0.5cm" draw:z-index="278" draw:name="Grafik 4" draw:style-name="gr1" draw:text-style-name="P1" svg:width="0.35cm" svg:height="0.5cm" svg:x="0.00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343cm" table:end-y="0.5cm" draw:z-index="1" draw:name="Grafik 4" draw:style-name="gr1" draw:text-style-name="P1" svg:width="0.35cm" svg:height="0.5cm" svg:x="0.56cm" svg:y="0cm">
              <draw:image xlink:href="Pictures/10000201000004B00000099F7862001E.png" xlink:type="simple" xlink:show="embed" xlink:actuate="onLoad">
                <text:p/>
              </draw:image>
            </draw:frame>
            <draw:frame table:end-cell-address="Tabelle1.AF5" table:end-x="0.35cm" table:end-y="0.5cm" draw:z-index="279" draw:name="Grafik 4" draw:style-name="gr1" draw:text-style-name="P1" svg:width="0.35cm" svg:height="0.5cm" svg:x="0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348cm" table:end-y="0.5cm" draw:z-index="281" draw:name="Grafik 4" draw:style-name="gr1" draw:text-style-name="P1" svg:width="0.35cm" svg:height="0.5cm" svg:x="0.566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96cm" table:end-y="0.5cm" draw:z-index="652" draw:name="Grafik 14" draw:style-name="gr1" draw:text-style-name="P1" svg:width="0.5cm" svg:height="0.5cm" svg:x="0.56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346cm" table:end-y="0.5cm" draw:z-index="675" draw:name="Grafik 4" draw:style-name="gr1" draw:text-style-name="P1" svg:width="0.35cm" svg:height="0.5cm" svg:x="0.563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344cm" table:end-y="0.5cm" draw:z-index="676" draw:name="Grafik 4" draw:style-name="gr1" draw:text-style-name="P1" svg:width="0.35cm" svg:height="0.5cm" svg:x="0.56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342cm" table:end-y="0.5cm" draw:z-index="677" draw:name="Grafik 4" draw:style-name="gr1" draw:text-style-name="P1" svg:width="0.35cm" svg:height="0.5cm" svg:x="0.56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492cm" table:end-y="0.5cm" draw:z-index="673" draw:name="Grafik 14" draw:style-name="gr1" draw:text-style-name="P1" svg:width="0.5cm" svg:height="0.5cm" svg:x="0.55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N5" table:end-x="0.49cm" table:end-y="0.5cm" draw:z-index="674" draw:name="Grafik 14" draw:style-name="gr1" draw:text-style-name="P1" svg:width="0.5cm" svg:height="0.5cm" svg:x="0.55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3:39</text:p>
          </table:table-cell>
          <table:table-cell office:value-type="string">
            <text:p>72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4</text:p>
          </table:table-cell>
          <table:table-cell>
            <draw:frame table:end-cell-address="Tabelle1.C6" table:end-x="0.433cm" table:end-y="0.5cm" draw:z-index="190" draw:name="Grafik 19" draw:style-name="gr1" draw:text-style-name="P1" svg:width="0.4cm" svg:height="0.5cm" svg:x="0.03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87cm" table:end-y="0.5cm" draw:z-index="127" draw:name="Grafik 10" draw:style-name="gr1" draw:text-style-name="P1" svg:width="0.45cm" svg:height="0.5cm" svg:x="0.037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86cm" table:end-y="0.5cm" draw:z-index="128" draw:name="Grafik 10" draw:style-name="gr1" draw:text-style-name="P1" svg:width="0.45cm" svg:height="0.5cm" svg:x="0.036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534cm" table:end-y="0.5cm" draw:z-index="23" draw:name="Grafik 3" draw:style-name="gr1" draw:text-style-name="P1" svg:width="0.5cm" svg:height="0.5cm" svg:x="0.034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82cm" table:end-y="0.5cm" draw:z-index="130" draw:name="Grafik 10" draw:style-name="gr1" draw:text-style-name="P1" svg:width="0.45cm" svg:height="0.5cm" svg:x="0.03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81cm" table:end-y="0.5cm" draw:z-index="131" draw:name="Grafik 10" draw:style-name="gr1" draw:text-style-name="P1" svg:width="0.45cm" svg:height="0.5cm" svg:x="0.03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379cm" table:end-y="0.5cm" draw:z-index="82" draw:name="Grafik 4" draw:style-name="gr1" draw:text-style-name="P1" svg:width="0.35cm" svg:height="0.5cm" svg:x="0.02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78cm" table:end-y="0.5cm" draw:z-index="93" draw:name="Grafik 5" draw:style-name="gr1" draw:text-style-name="P1" svg:width="0.45cm" svg:height="0.5cm" svg:x="0.02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76cm" table:end-y="0.5cm" draw:z-index="94" draw:name="Grafik 5" draw:style-name="gr1" draw:text-style-name="P1" svg:width="0.45cm" svg:height="0.5cm" svg:x="0.02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75cm" table:end-y="0.5cm" draw:z-index="95" draw:name="Grafik 5" draw:style-name="gr1" draw:text-style-name="P1" svg:width="0.45cm" svg:height="0.5cm" svg:x="0.025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372cm" table:end-y="0.5cm" draw:z-index="260" draw:name="Grafik 4" draw:style-name="gr1" draw:text-style-name="P1" svg:width="0.35cm" svg:height="0.5cm" svg:x="0.02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37cm" table:end-y="0.5cm" draw:z-index="261" draw:name="Grafik 4" draw:style-name="gr1" draw:text-style-name="P1" svg:width="0.35cm" svg:height="0.5cm" svg:x="0.0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519cm" table:end-y="0.5cm" draw:z-index="327" draw:name="Grafik 14" draw:style-name="gr1" draw:text-style-name="P1" svg:width="0.5cm" svg:height="0.5cm" svg:x="0.01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68cm" table:end-y="0.5cm" draw:z-index="286" draw:name="Grafik 5" draw:style-name="gr1" draw:text-style-name="P1" svg:width="0.45cm" svg:height="0.5cm" svg:x="0.01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517cm" table:end-y="0.5cm" draw:z-index="329" draw:name="Grafik 14" draw:style-name="gr1" draw:text-style-name="P1" svg:width="0.5cm" svg:height="0.5cm" svg:x="0.017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516cm" table:end-y="0.5cm" draw:z-index="330" draw:name="Grafik 14" draw:style-name="gr1" draw:text-style-name="P1" svg:width="0.5cm" svg:height="0.5cm" svg:x="0.01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515cm" table:end-y="0.5cm" draw:z-index="331" draw:name="Grafik 14" draw:style-name="gr1" draw:text-style-name="P1" svg:width="0.5cm" svg:height="0.5cm" svg:x="0.01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513cm" table:end-y="0.5cm" draw:z-index="332" draw:name="Grafik 14" draw:style-name="gr1" draw:text-style-name="P1" svg:width="0.5cm" svg:height="0.5cm" svg:x="0.013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513cm" table:end-y="0.5cm" draw:z-index="333" draw:name="Grafik 14" draw:style-name="gr1" draw:text-style-name="P1" svg:width="0.5cm" svg:height="0.5cm" svg:x="0.013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511cm" table:end-y="0.5cm" draw:z-index="334" draw:name="Grafik 14" draw:style-name="gr1" draw:text-style-name="P1" svg:width="0.5cm" svg:height="0.5cm" svg:x="0.01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511cm" table:end-y="0.5cm" draw:z-index="335" draw:name="Grafik 14" draw:style-name="gr1" draw:text-style-name="P1" svg:width="0.5cm" svg:height="0.5cm" svg:x="0.01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509cm" table:end-y="0.5cm" draw:z-index="336" draw:name="Grafik 14" draw:style-name="gr1" draw:text-style-name="P1" svg:width="0.5cm" svg:height="0.5cm" svg:x="0.00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508cm" table:end-y="0.5cm" draw:z-index="337" draw:name="Grafik 14" draw:style-name="gr1" draw:text-style-name="P1" svg:width="0.5cm" svg:height="0.5cm" svg:x="0.00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57cm" table:end-y="0.5cm" draw:z-index="288" draw:name="Grafik 5" draw:style-name="gr1" draw:text-style-name="P1" svg:width="0.45cm" svg:height="0.5cm" svg:x="0.007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505cm" table:end-y="0.5cm" draw:z-index="339" draw:name="Grafik 14" draw:style-name="gr1" draw:text-style-name="P1" svg:width="0.5cm" svg:height="0.5cm" svg:x="0.00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505cm" table:end-y="0.5cm" draw:z-index="319" draw:name="Grafik 1" draw:style-name="gr1" draw:text-style-name="P1" svg:width="0.5cm" svg:height="0.5cm" svg:x="0.00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53cm" table:end-y="0.5cm" draw:z-index="299" draw:name="Grafik 5" draw:style-name="gr1" draw:text-style-name="P1" svg:width="0.45cm" svg:height="0.5cm" svg:x="0.003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52cm" table:end-y="0.5cm" draw:z-index="300" draw:name="Grafik 5" draw:style-name="gr1" draw:text-style-name="P1" svg:width="0.45cm" svg:height="0.5cm" svg:x="0.002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501cm" table:end-y="0.5cm" draw:z-index="322" draw:name="Grafik 1" draw:style-name="gr1" draw:text-style-name="P1" svg:width="0.5cm" svg:height="0.5cm" svg:x="0.00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43cm" table:end-y="0.5cm" draw:z-index="5" draw:name="Grafik 5" draw:style-name="gr1" draw:text-style-name="P1" svg:width="0.45cm" svg:height="0.5cm" svg:x="0.56cm" svg:y="0cm">
              <draw:image xlink:href="Pictures/10000201000004B000000584E6A9489A.png" xlink:type="simple" xlink:show="embed" xlink:actuate="onLoad">
                <text:p/>
              </draw:image>
            </draw:frame>
            <draw:frame table:end-cell-address="Tabelle1.AF6" table:end-x="0.45cm" table:end-y="0.5cm" draw:z-index="302" draw:name="Grafik 5" draw:style-name="gr1" draw:text-style-name="P1" svg:width="0.45cm" svg:height="0.5cm" svg:x="0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448cm" table:end-y="0.5cm" draw:z-index="303" draw:name="Grafik 5" draw:style-name="gr1" draw:text-style-name="P1" svg:width="0.45cm" svg:height="0.5cm" svg:x="0.56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346cm" table:end-y="0.5cm" draw:z-index="653" draw:name="Grafik 4" draw:style-name="gr1" draw:text-style-name="P1" svg:width="0.35cm" svg:height="0.5cm" svg:x="0.564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46cm" table:end-y="0.5cm" draw:z-index="680" draw:name="Grafik 5" draw:style-name="gr1" draw:text-style-name="P1" svg:width="0.45cm" svg:height="0.5cm" svg:x="0.563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94cm" table:end-y="0.5cm" draw:z-index="671" draw:name="Grafik 14" draw:style-name="gr1" draw:text-style-name="P1" svg:width="0.5cm" svg:height="0.5cm" svg:x="0.56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92cm" table:end-y="0.5cm" draw:z-index="672" draw:name="Grafik 14" draw:style-name="gr1" draw:text-style-name="P1" svg:width="0.5cm" svg:height="0.5cm" svg:x="0.5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342cm" table:end-y="0.5cm" draw:z-index="678" draw:name="Grafik 4" draw:style-name="gr1" draw:text-style-name="P1" svg:width="0.35cm" svg:height="0.5cm" svg:x="0.55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N6" table:end-x="0.34cm" table:end-y="0.5cm" draw:z-index="679" draw:name="Grafik 4" draw:style-name="gr1" draw:text-style-name="P1" svg:width="0.35cm" svg:height="0.5cm" svg:x="0.558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7:39</text:p>
          </table:table-cell>
          <table:table-cell office:value-type="string">
            <text:p>71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5</text:p>
          </table:table-cell>
          <table:table-cell>
            <draw:frame table:end-cell-address="Tabelle1.C7" table:end-x="0.539cm" table:end-y="0.501cm" draw:z-index="17" draw:name="Grafik 3" draw:style-name="gr1" draw:text-style-name="P1" svg:width="0.5cm" svg:height="0.5cm" svg:x="0.03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387cm" table:end-y="0.501cm" draw:z-index="77" draw:name="Grafik 4" draw:style-name="gr1" draw:text-style-name="P1" svg:width="0.35cm" svg:height="0.5cm" svg:x="0.037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536cm" table:end-y="0.501cm" draw:z-index="20" draw:name="Grafik 3" draw:style-name="gr1" draw:text-style-name="P1" svg:width="0.5cm" svg:height="0.5cm" svg:x="0.03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384cm" table:end-y="0.501cm" draw:z-index="79" draw:name="Grafik 4" draw:style-name="gr1" draw:text-style-name="P1" svg:width="0.35cm" svg:height="0.5cm" svg:x="0.03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28cm" table:end-y="0.501cm" draw:z-index="174" draw:name="Grafik 15" draw:style-name="gr1" draw:text-style-name="P1" svg:width="0.4cm" svg:height="0.5cm" svg:x="0.02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381cm" table:end-y="0.501cm" draw:z-index="81" draw:name="Grafik 4" draw:style-name="gr1" draw:text-style-name="P1" svg:width="0.35cm" svg:height="0.5cm" svg:x="0.031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79cm" table:end-y="0.501cm" draw:z-index="92" draw:name="Grafik 5" draw:style-name="gr1" draw:text-style-name="P1" svg:width="0.45cm" svg:height="0.5cm" svg:x="0.02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378cm" table:end-y="0.501cm" draw:z-index="83" draw:name="Grafik 4" draw:style-name="gr1" draw:text-style-name="P1" svg:width="0.35cm" svg:height="0.5cm" svg:x="0.028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376cm" table:end-y="0.501cm" draw:z-index="84" draw:name="Grafik 4" draw:style-name="gr1" draw:text-style-name="P1" svg:width="0.35cm" svg:height="0.5cm" svg:x="0.02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375cm" table:end-y="0.501cm" draw:z-index="85" draw:name="Grafik 4" draw:style-name="gr1" draw:text-style-name="P1" svg:width="0.35cm" svg:height="0.5cm" svg:x="0.025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72cm" table:end-y="0.501cm" draw:z-index="280" draw:name="Grafik 5" draw:style-name="gr1" draw:text-style-name="P1" svg:width="0.45cm" svg:height="0.5cm" svg:x="0.02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7cm" table:end-y="0.501cm" draw:z-index="284" draw:name="Grafik 5" draw:style-name="gr1" draw:text-style-name="P1" svg:width="0.45cm" svg:height="0.5cm" svg:x="0.0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69cm" table:end-y="0.501cm" draw:z-index="285" draw:name="Grafik 5" draw:style-name="gr1" draw:text-style-name="P1" svg:width="0.45cm" svg:height="0.5cm" svg:x="0.01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368cm" table:end-y="0.501cm" draw:z-index="263" draw:name="Grafik 4" draw:style-name="gr1" draw:text-style-name="P1" svg:width="0.35cm" svg:height="0.5cm" svg:x="0.018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67cm" table:end-y="0.501cm" draw:z-index="287" draw:name="Grafik 5" draw:style-name="gr1" draw:text-style-name="P1" svg:width="0.45cm" svg:height="0.5cm" svg:x="0.017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66cm" table:end-y="0.501cm" draw:z-index="289" draw:name="Grafik 5" draw:style-name="gr1" draw:text-style-name="P1" svg:width="0.45cm" svg:height="0.5cm" svg:x="0.016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65cm" table:end-y="0.501cm" draw:z-index="290" draw:name="Grafik 5" draw:style-name="gr1" draw:text-style-name="P1" svg:width="0.45cm" svg:height="0.5cm" svg:x="0.01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63cm" table:end-y="0.501cm" draw:z-index="291" draw:name="Grafik 5" draw:style-name="gr1" draw:text-style-name="P1" svg:width="0.45cm" svg:height="0.5cm" svg:x="0.013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63cm" table:end-y="0.501cm" draw:z-index="292" draw:name="Grafik 5" draw:style-name="gr1" draw:text-style-name="P1" svg:width="0.45cm" svg:height="0.5cm" svg:x="0.013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61cm" table:end-y="0.501cm" draw:z-index="293" draw:name="Grafik 5" draw:style-name="gr1" draw:text-style-name="P1" svg:width="0.45cm" svg:height="0.5cm" svg:x="0.01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61cm" table:end-y="0.501cm" draw:z-index="294" draw:name="Grafik 5" draw:style-name="gr1" draw:text-style-name="P1" svg:width="0.45cm" svg:height="0.5cm" svg:x="0.01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59cm" table:end-y="0.501cm" draw:z-index="295" draw:name="Grafik 5" draw:style-name="gr1" draw:text-style-name="P1" svg:width="0.45cm" svg:height="0.5cm" svg:x="0.00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58cm" table:end-y="0.501cm" draw:z-index="296" draw:name="Grafik 5" draw:style-name="gr1" draw:text-style-name="P1" svg:width="0.45cm" svg:height="0.5cm" svg:x="0.008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507cm" table:end-y="0.501cm" draw:z-index="338" draw:name="Grafik 14" draw:style-name="gr1" draw:text-style-name="P1" svg:width="0.5cm" svg:height="0.5cm" svg:x="0.007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505cm" table:end-y="0.501cm" draw:z-index="313" draw:name="Grafik 1" draw:style-name="gr1" draw:text-style-name="P1" svg:width="0.5cm" svg:height="0.5cm" svg:x="0.005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55cm" table:end-y="0.501cm" draw:z-index="298" draw:name="Grafik 5" draw:style-name="gr1" draw:text-style-name="P1" svg:width="0.45cm" svg:height="0.5cm" svg:x="0.00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503cm" table:end-y="0.501cm" draw:z-index="341" draw:name="Grafik 14" draw:style-name="gr1" draw:text-style-name="P1" svg:width="0.5cm" svg:height="0.5cm" svg:x="0.003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502cm" table:end-y="0.501cm" draw:z-index="342" draw:name="Grafik 14" draw:style-name="gr1" draw:text-style-name="P1" svg:width="0.5cm" svg:height="0.5cm" svg:x="0.002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51cm" table:end-y="0.501cm" draw:z-index="301" draw:name="Grafik 5" draw:style-name="gr1" draw:text-style-name="P1" svg:width="0.45cm" svg:height="0.5cm" svg:x="0.00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93cm" table:end-y="0.501cm" draw:z-index="2" draw:name="Grafik 1" draw:style-name="gr1" draw:text-style-name="P1" svg:width="0.5cm" svg:height="0.5cm" svg:x="0.56cm" svg:y="0.001cm">
              <draw:image xlink:href="Pictures/10000201000004B0000004C07C25592C.png" xlink:type="simple" xlink:show="embed" xlink:actuate="onLoad">
                <text:p/>
              </draw:image>
            </draw:frame>
            <draw:frame table:end-cell-address="Tabelle1.AF7" table:end-x="0.5cm" table:end-y="0.501cm" draw:z-index="323" draw:name="Grafik 1" draw:style-name="gr1" draw:text-style-name="P1" svg:width="0.5cm" svg:height="0.5cm" svg:x="0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98cm" table:end-y="0.501cm" draw:z-index="345" draw:name="Grafik 14" draw:style-name="gr1" draw:text-style-name="P1" svg:width="0.5cm" svg:height="0.5cm" svg:x="0.566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46cm" table:end-y="0.501cm" draw:z-index="654" draw:name="Grafik 5" draw:style-name="gr1" draw:text-style-name="P1" svg:width="0.45cm" svg:height="0.5cm" svg:x="0.564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96cm" table:end-y="0.501cm" draw:z-index="670" draw:name="Grafik 14" draw:style-name="gr1" draw:text-style-name="P1" svg:width="0.5cm" svg:height="0.5cm" svg:x="0.563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444cm" table:end-y="0.501cm" draw:z-index="681" draw:name="Grafik 5" draw:style-name="gr1" draw:text-style-name="P1" svg:width="0.45cm" svg:height="0.5cm" svg:x="0.56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442cm" table:end-y="0.501cm" draw:z-index="682" draw:name="Grafik 5" draw:style-name="gr1" draw:text-style-name="P1" svg:width="0.45cm" svg:height="0.5cm" svg:x="0.56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442cm" table:end-y="0.501cm" draw:z-index="683" draw:name="Grafik 5" draw:style-name="gr1" draw:text-style-name="P1" svg:width="0.45cm" svg:height="0.5cm" svg:x="0.55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N7" table:end-x="0.44cm" table:end-y="0.501cm" draw:z-index="684" draw:name="Grafik 5" draw:style-name="gr1" draw:text-style-name="P1" svg:width="0.45cm" svg:height="0.5cm" svg:x="0.558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3:51</text:p>
          </table:table-cell>
          <table:table-cell office:value-type="string">
            <text:p>70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6</text:p>
          </table:table-cell>
          <table:table-cell>
            <draw:frame table:end-cell-address="Tabelle1.C8" table:end-x="0.489cm" table:end-y="0.5cm" draw:z-index="126" draw:name="Grafik 10" draw:style-name="gr1" draw:text-style-name="P1" svg:width="0.45cm" svg:height="0.5cm" svg:x="0.03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32cm" table:end-y="0.5cm" draw:z-index="171" draw:name="Grafik 15" draw:style-name="gr1" draw:text-style-name="P1" svg:width="0.4cm" svg:height="0.5cm" svg:x="0.032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31cm" table:end-y="0.5cm" draw:z-index="172" draw:name="Grafik 15" draw:style-name="gr1" draw:text-style-name="P1" svg:width="0.4cm" svg:height="0.5cm" svg:x="0.031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3cm" table:end-y="0.5cm" draw:z-index="173" draw:name="Grafik 15" draw:style-name="gr1" draw:text-style-name="P1" svg:width="0.4cm" svg:height="0.5cm" svg:x="0.0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382cm" table:end-y="0.5cm" draw:z-index="80" draw:name="Grafik 4" draw:style-name="gr1" draw:text-style-name="P1" svg:width="0.35cm" svg:height="0.5cm" svg:x="0.03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81cm" table:end-y="0.5cm" draw:z-index="91" draw:name="Grafik 5" draw:style-name="gr1" draw:text-style-name="P1" svg:width="0.45cm" svg:height="0.5cm" svg:x="0.031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79cm" table:end-y="0.5cm" draw:z-index="132" draw:name="Grafik 10" draw:style-name="gr1" draw:text-style-name="P1" svg:width="0.45cm" svg:height="0.5cm" svg:x="0.02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26cm" table:end-y="0.5cm" draw:z-index="177" draw:name="Grafik 15" draw:style-name="gr1" draw:text-style-name="P1" svg:width="0.4cm" svg:height="0.5cm" svg:x="0.026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24cm" table:end-y="0.5cm" draw:z-index="178" draw:name="Grafik 15" draw:style-name="gr1" draw:text-style-name="P1" svg:width="0.4cm" svg:height="0.5cm" svg:x="0.024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23cm" table:end-y="0.5cm" draw:z-index="179" draw:name="Grafik 15" draw:style-name="gr1" draw:text-style-name="P1" svg:width="0.4cm" svg:height="0.5cm" svg:x="0.02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22cm" table:end-y="0.5cm" draw:z-index="535" draw:name="Grafik 15" draw:style-name="gr1" draw:text-style-name="P1" svg:width="0.4cm" svg:height="0.5cm" svg:x="0.022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2cm" table:end-y="0.5cm" draw:z-index="536" draw:name="Grafik 15" draw:style-name="gr1" draw:text-style-name="P1" svg:width="0.4cm" svg:height="0.5cm" svg:x="0.02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69cm" table:end-y="0.5cm" draw:z-index="624" draw:name="Grafik 7" draw:style-name="gr1" draw:text-style-name="P1" svg:width="0.45cm" svg:height="0.5cm" svg:x="0.019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68cm" table:end-y="0.5cm" draw:z-index="625" draw:name="Grafik 7" draw:style-name="gr1" draw:text-style-name="P1" svg:width="0.45cm" svg:height="0.5cm" svg:x="0.01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67cm" table:end-y="0.5cm" draw:z-index="626" draw:name="Grafik 7" draw:style-name="gr1" draw:text-style-name="P1" svg:width="0.45cm" svg:height="0.5cm" svg:x="0.017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516cm" table:end-y="0.5cm" draw:z-index="309" draw:name="Grafik 1" draw:style-name="gr1" draw:text-style-name="P1" svg:width="0.5cm" svg:height="0.5cm" svg:x="0.01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515cm" table:end-y="0.5cm" draw:z-index="310" draw:name="Grafik 1" draw:style-name="gr1" draw:text-style-name="P1" svg:width="0.5cm" svg:height="0.5cm" svg:x="0.01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513cm" table:end-y="0.5cm" draw:z-index="311" draw:name="Grafik 1" draw:style-name="gr1" draw:text-style-name="P1" svg:width="0.5cm" svg:height="0.5cm" svg:x="0.01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513cm" table:end-y="0.5cm" draw:z-index="312" draw:name="Grafik 1" draw:style-name="gr1" draw:text-style-name="P1" svg:width="0.5cm" svg:height="0.5cm" svg:x="0.01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511cm" table:end-y="0.5cm" draw:z-index="314" draw:name="Grafik 1" draw:style-name="gr1" draw:text-style-name="P1" svg:width="0.5cm" svg:height="0.5cm" svg:x="0.01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511cm" table:end-y="0.5cm" draw:z-index="315" draw:name="Grafik 1" draw:style-name="gr1" draw:text-style-name="P1" svg:width="0.5cm" svg:height="0.5cm" svg:x="0.01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509cm" table:end-y="0.5cm" draw:z-index="316" draw:name="Grafik 1" draw:style-name="gr1" draw:text-style-name="P1" svg:width="0.5cm" svg:height="0.5cm" svg:x="0.009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508cm" table:end-y="0.5cm" draw:z-index="317" draw:name="Grafik 1" draw:style-name="gr1" draw:text-style-name="P1" svg:width="0.5cm" svg:height="0.5cm" svg:x="0.008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507cm" table:end-y="0.5cm" draw:z-index="318" draw:name="Grafik 1" draw:style-name="gr1" draw:text-style-name="P1" svg:width="0.5cm" svg:height="0.5cm" svg:x="0.007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55cm" table:end-y="0.5cm" draw:z-index="297" draw:name="Grafik 5" draw:style-name="gr1" draw:text-style-name="P1" svg:width="0.45cm" svg:height="0.5cm" svg:x="0.005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505cm" table:end-y="0.5cm" draw:z-index="340" draw:name="Grafik 14" draw:style-name="gr1" draw:text-style-name="P1" svg:width="0.5cm" svg:height="0.5cm" svg:x="0.00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503cm" table:end-y="0.5cm" draw:z-index="320" draw:name="Grafik 1" draw:style-name="gr1" draw:text-style-name="P1" svg:width="0.5cm" svg:height="0.5cm" svg:x="0.00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502cm" table:end-y="0.5cm" draw:z-index="321" draw:name="Grafik 1" draw:style-name="gr1" draw:text-style-name="P1" svg:width="0.5cm" svg:height="0.5cm" svg:x="0.00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501cm" table:end-y="0.5cm" draw:z-index="343" draw:name="Grafik 14" draw:style-name="gr1" draw:text-style-name="P1" svg:width="0.5cm" svg:height="0.5cm" svg:x="0.00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93cm" table:end-y="0.5cm" draw:z-index="4" draw:name="Grafik 14" draw:style-name="gr1" draw:text-style-name="P1" svg:width="0.5cm" svg:height="0.5cm" svg:x="0.56cm" svg:y="0cm">
              <draw:image xlink:href="Pictures/10000201000004B0000004B0FE68FAF0.png" xlink:type="simple" xlink:show="embed" xlink:actuate="onLoad">
                <text:p/>
              </draw:image>
            </draw:frame>
            <draw:frame table:end-cell-address="Tabelle1.AF8" table:end-x="0.5cm" table:end-y="0.5cm" draw:z-index="344" draw:name="Grafik 14" draw:style-name="gr1" draw:text-style-name="P1" svg:width="0.5cm" svg:height="0.5cm" svg:x="0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98cm" table:end-y="0.5cm" draw:z-index="324" draw:name="Grafik 1" draw:style-name="gr1" draw:text-style-name="P1" svg:width="0.5cm" svg:height="0.5cm" svg:x="0.56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96cm" table:end-y="0.5cm" draw:z-index="645" draw:name="Grafik 1" draw:style-name="gr1" draw:text-style-name="P1" svg:width="0.5cm" svg:height="0.5cm" svg:x="0.56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496cm" table:end-y="0.5cm" draw:z-index="685" draw:name="Grafik 1" draw:style-name="gr1" draw:text-style-name="P1" svg:width="0.5cm" svg:height="0.5cm" svg:x="0.56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494cm" table:end-y="0.5cm" draw:z-index="686" draw:name="Grafik 1" draw:style-name="gr1" draw:text-style-name="P1" svg:width="0.5cm" svg:height="0.5cm" svg:x="0.56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492cm" table:end-y="0.5cm" draw:z-index="687" draw:name="Grafik 1" draw:style-name="gr1" draw:text-style-name="P1" svg:width="0.5cm" svg:height="0.5cm" svg:x="0.5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492cm" table:end-y="0.5cm" draw:z-index="688" draw:name="Grafik 1" draw:style-name="gr1" draw:text-style-name="P1" svg:width="0.5cm" svg:height="0.5cm" svg:x="0.559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N8" table:end-x="0.49cm" table:end-y="0.5cm" draw:z-index="689" draw:name="Grafik 1" draw:style-name="gr1" draw:text-style-name="P1" svg:width="0.5cm" svg:height="0.5cm" svg:x="0.558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5:54</text:p>
          </table:table-cell>
          <table:table-cell office:value-type="string">
            <text:p>66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7</text:p>
          </table:table-cell>
          <table:table-cell>
            <draw:frame table:end-cell-address="Tabelle1.C9" table:end-x="0.539cm" table:end-y="0.501cm" draw:z-index="96" draw:name="Grafik 1" draw:style-name="gr1" draw:text-style-name="P1" svg:width="0.5cm" svg:height="0.5cm" svg:x="0.03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82cm" table:end-y="0.501cm" draw:z-index="161" draw:name="Grafik 7" draw:style-name="gr1" draw:text-style-name="P1" svg:width="0.45cm" svg:height="0.5cm" svg:x="0.032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531cm" table:end-y="0.501cm" draw:z-index="152" draw:name="Grafik 13" draw:style-name="gr1" draw:text-style-name="P1" svg:width="0.5cm" svg:height="0.5cm" svg:x="0.03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8cm" table:end-y="0.501cm" draw:z-index="163" draw:name="Grafik 7" draw:style-name="gr1" draw:text-style-name="P1" svg:width="0.45cm" svg:height="0.5cm" svg:x="0.03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82cm" table:end-y="0.501cm" draw:z-index="90" draw:name="Grafik 5" draw:style-name="gr1" draw:text-style-name="P1" svg:width="0.45cm" svg:height="0.5cm" svg:x="0.03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531cm" table:end-y="0.501cm" draw:z-index="101" draw:name="Grafik 1" draw:style-name="gr1" draw:text-style-name="P1" svg:width="0.5cm" svg:height="0.5cm" svg:x="0.031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26cm" table:end-y="0.501cm" draw:z-index="176" draw:name="Grafik 15" draw:style-name="gr1" draw:text-style-name="P1" svg:width="0.4cm" svg:height="0.5cm" svg:x="0.02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528cm" table:end-y="0.501cm" draw:z-index="123" draw:name="Grafik 1" draw:style-name="gr1" draw:text-style-name="P1" svg:width="0.5cm" svg:height="0.5cm" svg:x="0.02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76cm" table:end-y="0.501cm" draw:z-index="134" draw:name="Grafik 10" draw:style-name="gr1" draw:text-style-name="P1" svg:width="0.45cm" svg:height="0.5cm" svg:x="0.02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75cm" table:end-y="0.501cm" draw:z-index="135" draw:name="Grafik 10" draw:style-name="gr1" draw:text-style-name="P1" svg:width="0.45cm" svg:height="0.5cm" svg:x="0.02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522cm" table:end-y="0.501cm" draw:z-index="304" draw:name="Grafik 1" draw:style-name="gr1" draw:text-style-name="P1" svg:width="0.5cm" svg:height="0.5cm" svg:x="0.022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7cm" table:end-y="0.501cm" draw:z-index="368" draw:name="Grafik 10" draw:style-name="gr1" draw:text-style-name="P1" svg:width="0.45cm" svg:height="0.5cm" svg:x="0.02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519cm" table:end-y="0.501cm" draw:z-index="306" draw:name="Grafik 1" draw:style-name="gr1" draw:text-style-name="P1" svg:width="0.5cm" svg:height="0.5cm" svg:x="0.01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518cm" table:end-y="0.501cm" draw:z-index="307" draw:name="Grafik 1" draw:style-name="gr1" draw:text-style-name="P1" svg:width="0.5cm" svg:height="0.5cm" svg:x="0.01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17cm" table:end-y="0.501cm" draw:z-index="539" draw:name="Grafik 15" draw:style-name="gr1" draw:text-style-name="P1" svg:width="0.4cm" svg:height="0.5cm" svg:x="0.017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66cm" table:end-y="0.501cm" draw:z-index="627" draw:name="Grafik 7" draw:style-name="gr1" draw:text-style-name="P1" svg:width="0.45cm" svg:height="0.5cm" svg:x="0.01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515cm" table:end-y="0.501cm" draw:z-index="352" draw:name="Grafik 1" draw:style-name="gr1" draw:text-style-name="P1" svg:width="0.5cm" svg:height="0.5cm" svg:x="0.01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63cm" table:end-y="0.501cm" draw:z-index="374" draw:name="Grafik 10" draw:style-name="gr1" draw:text-style-name="P1" svg:width="0.45cm" svg:height="0.5cm" svg:x="0.01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513cm" table:end-y="0.501cm" draw:z-index="565" draw:name="Grafik 13" draw:style-name="gr1" draw:text-style-name="P1" svg:width="0.5cm" svg:height="0.5cm" svg:x="0.01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511cm" table:end-y="0.501cm" draw:z-index="355" draw:name="Grafik 1" draw:style-name="gr1" draw:text-style-name="P1" svg:width="0.5cm" svg:height="0.5cm" svg:x="0.01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511cm" table:end-y="0.501cm" draw:z-index="567" draw:name="Grafik 13" draw:style-name="gr1" draw:text-style-name="P1" svg:width="0.5cm" svg:height="0.5cm" svg:x="0.01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59cm" table:end-y="0.501cm" draw:z-index="378" draw:name="Grafik 10" draw:style-name="gr1" draw:text-style-name="P1" svg:width="0.45cm" svg:height="0.5cm" svg:x="0.009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58cm" table:end-y="0.501cm" draw:z-index="379" draw:name="Grafik 10" draw:style-name="gr1" draw:text-style-name="P1" svg:width="0.45cm" svg:height="0.5cm" svg:x="0.00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507cm" table:end-y="0.501cm" draw:z-index="359" draw:name="Grafik 1" draw:style-name="gr1" draw:text-style-name="P1" svg:width="0.5cm" svg:height="0.5cm" svg:x="0.00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505cm" table:end-y="0.501cm" draw:z-index="360" draw:name="Grafik 1" draw:style-name="gr1" draw:text-style-name="P1" svg:width="0.5cm" svg:height="0.5cm" svg:x="0.00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505cm" table:end-y="0.501cm" draw:z-index="361" draw:name="Grafik 1" draw:style-name="gr1" draw:text-style-name="P1" svg:width="0.5cm" svg:height="0.5cm" svg:x="0.00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53cm" table:end-y="0.501cm" draw:z-index="383" draw:name="Grafik 10" draw:style-name="gr1" draw:text-style-name="P1" svg:width="0.45cm" svg:height="0.5cm" svg:x="0.00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502cm" table:end-y="0.501cm" draw:z-index="363" draw:name="Grafik 1" draw:style-name="gr1" draw:text-style-name="P1" svg:width="0.5cm" svg:height="0.5cm" svg:x="0.00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501cm" table:end-y="0.501cm" draw:z-index="364" draw:name="Grafik 1" draw:style-name="gr1" draw:text-style-name="P1" svg:width="0.5cm" svg:height="0.5cm" svg:x="0.00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93cm" table:end-y="0.501cm" draw:z-index="15" draw:name="Grafik 1" draw:style-name="gr1" draw:text-style-name="P1" svg:width="0.5cm" svg:height="0.5cm" svg:x="0.56cm" svg:y="0.001cm">
              <draw:image xlink:href="Pictures/10000000000004D80000049D87FCC8A0.jpg" xlink:type="simple" xlink:show="embed" xlink:actuate="onLoad">
                <text:p/>
              </draw:image>
            </draw:frame>
            <draw:frame table:end-cell-address="Tabelle1.AF9" table:end-x="0.5cm" table:end-y="0.501cm" draw:z-index="365" draw:name="Grafik 1" draw:style-name="gr1" draw:text-style-name="P1" svg:width="0.5cm" svg:height="0.5cm" svg:x="0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98cm" table:end-y="0.501cm" draw:z-index="366" draw:name="Grafik 1" draw:style-name="gr1" draw:text-style-name="P1" svg:width="0.5cm" svg:height="0.5cm" svg:x="0.56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96cm" table:end-y="0.501cm" draw:z-index="644" draw:name="Grafik 13" draw:style-name="gr1" draw:text-style-name="P1" svg:width="0.5cm" svg:height="0.5cm" svg:x="0.56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96cm" table:end-y="0.501cm" draw:z-index="730" draw:name="Grafik 13" draw:style-name="gr1" draw:text-style-name="P1" svg:width="0.5cm" svg:height="0.5cm" svg:x="0.56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94cm" table:end-y="0.501cm" draw:z-index="726" draw:name="Grafik 1" draw:style-name="gr1" draw:text-style-name="P1" svg:width="0.5cm" svg:height="0.5cm" svg:x="0.56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92cm" table:end-y="0.501cm" draw:z-index="727" draw:name="Grafik 1" draw:style-name="gr1" draw:text-style-name="P1" svg:width="0.5cm" svg:height="0.5cm" svg:x="0.5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492cm" table:end-y="0.501cm" draw:z-index="728" draw:name="Grafik 1" draw:style-name="gr1" draw:text-style-name="P1" svg:width="0.5cm" svg:height="0.5cm" svg:x="0.559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N9" table:end-x="0.49cm" table:end-y="0.501cm" draw:z-index="729" draw:name="Grafik 1" draw:style-name="gr1" draw:text-style-name="P1" svg:width="0.5cm" svg:height="0.5cm" svg:x="0.55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46</text:p>
          </table:table-cell>
          <table:table-cell office:value-type="string">
            <text:p>57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8</text:p>
          </table:table-cell>
          <table:table-cell>
            <draw:frame table:end-cell-address="Tabelle1.C10" table:end-x="0.389cm" table:end-y="0.5cm" draw:z-index="76" draw:name="Grafik 4" draw:style-name="gr1" draw:text-style-name="P1" svg:width="0.35cm" svg:height="0.5cm" svg:x="0.03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532cm" table:end-y="0.5cm" draw:z-index="151" draw:name="Grafik 13" draw:style-name="gr1" draw:text-style-name="P1" svg:width="0.5cm" svg:height="0.5cm" svg:x="0.032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81cm" table:end-y="0.5cm" draw:z-index="162" draw:name="Grafik 7" draw:style-name="gr1" draw:text-style-name="P1" svg:width="0.45cm" svg:height="0.5cm" svg:x="0.03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53cm" table:end-y="0.5cm" draw:z-index="153" draw:name="Grafik 13" draw:style-name="gr1" draw:text-style-name="P1" svg:width="0.5cm" svg:height="0.5cm" svg:x="0.03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532cm" table:end-y="0.5cm" draw:z-index="100" draw:name="Grafik 1" draw:style-name="gr1" draw:text-style-name="P1" svg:width="0.5cm" svg:height="0.5cm" svg:x="0.03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28cm" table:end-y="0.5cm" draw:z-index="175" draw:name="Grafik 15" draw:style-name="gr1" draw:text-style-name="P1" svg:width="0.4cm" svg:height="0.5cm" svg:x="0.028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26cm" table:end-y="0.5cm" draw:z-index="156" draw:name="Grafik 13" draw:style-name="gr1" draw:text-style-name="P1" svg:width="0.5cm" svg:height="0.5cm" svg:x="0.026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528cm" table:end-y="0.5cm" draw:z-index="103" draw:name="Grafik 1" draw:style-name="gr1" draw:text-style-name="P1" svg:width="0.5cm" svg:height="0.5cm" svg:x="0.028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74cm" table:end-y="0.5cm" draw:z-index="168" draw:name="Grafik 7" draw:style-name="gr1" draw:text-style-name="P1" svg:width="0.45cm" svg:height="0.5cm" svg:x="0.024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25cm" table:end-y="0.5cm" draw:z-index="105" draw:name="Grafik 1" draw:style-name="gr1" draw:text-style-name="P1" svg:width="0.5cm" svg:height="0.5cm" svg:x="0.02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72cm" table:end-y="0.5cm" draw:z-index="367" draw:name="Grafik 10" draw:style-name="gr1" draw:text-style-name="P1" svg:width="0.45cm" svg:height="0.5cm" svg:x="0.02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52cm" table:end-y="0.5cm" draw:z-index="305" draw:name="Grafik 1" draw:style-name="gr1" draw:text-style-name="P1" svg:width="0.5cm" svg:height="0.5cm" svg:x="0.0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19cm" table:end-y="0.5cm" draw:z-index="537" draw:name="Grafik 15" draw:style-name="gr1" draw:text-style-name="P1" svg:width="0.4cm" svg:height="0.5cm" svg:x="0.019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518cm" table:end-y="0.5cm" draw:z-index="560" draw:name="Grafik 13" draw:style-name="gr1" draw:text-style-name="P1" svg:width="0.5cm" svg:height="0.5cm" svg:x="0.018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517cm" table:end-y="0.5cm" draw:z-index="308" draw:name="Grafik 1" draw:style-name="gr1" draw:text-style-name="P1" svg:width="0.5cm" svg:height="0.5cm" svg:x="0.017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16cm" table:end-y="0.5cm" draw:z-index="540" draw:name="Grafik 15" draw:style-name="gr1" draw:text-style-name="P1" svg:width="0.4cm" svg:height="0.5cm" svg:x="0.016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65cm" table:end-y="0.5cm" draw:z-index="628" draw:name="Grafik 7" draw:style-name="gr1" draw:text-style-name="P1" svg:width="0.45cm" svg:height="0.5cm" svg:x="0.01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13cm" table:end-y="0.5cm" draw:z-index="542" draw:name="Grafik 15" draw:style-name="gr1" draw:text-style-name="P1" svg:width="0.4cm" svg:height="0.5cm" svg:x="0.01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63cm" table:end-y="0.5cm" draw:z-index="630" draw:name="Grafik 7" draw:style-name="gr1" draw:text-style-name="P1" svg:width="0.45cm" svg:height="0.5cm" svg:x="0.01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511cm" table:end-y="0.5cm" draw:z-index="566" draw:name="Grafik 13" draw:style-name="gr1" draw:text-style-name="P1" svg:width="0.5cm" svg:height="0.5cm" svg:x="0.011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61cm" table:end-y="0.5cm" draw:z-index="377" draw:name="Grafik 10" draw:style-name="gr1" draw:text-style-name="P1" svg:width="0.45cm" svg:height="0.5cm" svg:x="0.01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509cm" table:end-y="0.5cm" draw:z-index="568" draw:name="Grafik 13" draw:style-name="gr1" draw:text-style-name="P1" svg:width="0.5cm" svg:height="0.5cm" svg:x="0.009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508cm" table:end-y="0.5cm" draw:z-index="358" draw:name="Grafik 1" draw:style-name="gr1" draw:text-style-name="P1" svg:width="0.5cm" svg:height="0.5cm" svg:x="0.00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57cm" table:end-y="0.5cm" draw:z-index="635" draw:name="Grafik 7" draw:style-name="gr1" draw:text-style-name="P1" svg:width="0.45cm" svg:height="0.5cm" svg:x="0.007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55cm" table:end-y="0.5cm" draw:z-index="381" draw:name="Grafik 10" draw:style-name="gr1" draw:text-style-name="P1" svg:width="0.45cm" svg:height="0.5cm" svg:x="0.005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55cm" table:end-y="0.5cm" draw:z-index="382" draw:name="Grafik 10" draw:style-name="gr1" draw:text-style-name="P1" svg:width="0.45cm" svg:height="0.5cm" svg:x="0.005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503cm" table:end-y="0.5cm" draw:z-index="362" draw:name="Grafik 1" draw:style-name="gr1" draw:text-style-name="P1" svg:width="0.5cm" svg:height="0.5cm" svg:x="0.00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52cm" table:end-y="0.5cm" draw:z-index="384" draw:name="Grafik 10" draw:style-name="gr1" draw:text-style-name="P1" svg:width="0.45cm" svg:height="0.5cm" svg:x="0.00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51cm" table:end-y="0.5cm" draw:z-index="385" draw:name="Grafik 10" draw:style-name="gr1" draw:text-style-name="P1" svg:width="0.45cm" svg:height="0.5cm" svg:x="0.00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43cm" table:end-y="0.5cm" draw:z-index="6" draw:name="Grafik 10" draw:style-name="gr1" draw:text-style-name="P1" svg:width="0.45cm" svg:height="0.5cm" svg:x="0.56cm" svg:y="0cm">
              <draw:image xlink:href="Pictures/10000201000004B00000053B062DE6D1.png" xlink:type="simple" xlink:show="embed" xlink:actuate="onLoad">
                <text:p/>
              </draw:image>
            </draw:frame>
            <draw:frame table:end-cell-address="Tabelle1.AF10" table:end-x="0.45cm" table:end-y="0.5cm" draw:z-index="386" draw:name="Grafik 10" draw:style-name="gr1" draw:text-style-name="P1" svg:width="0.45cm" svg:height="0.5cm" svg:x="0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48cm" table:end-y="0.5cm" draw:z-index="387" draw:name="Grafik 10" draw:style-name="gr1" draw:text-style-name="P1" svg:width="0.45cm" svg:height="0.5cm" svg:x="0.566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96cm" table:end-y="0.5cm" draw:z-index="655" draw:name="Grafik 1" draw:style-name="gr1" draw:text-style-name="P1" svg:width="0.5cm" svg:height="0.5cm" svg:x="0.56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96cm" table:end-y="0.5cm" draw:z-index="725" draw:name="Grafik 1" draw:style-name="gr1" draw:text-style-name="P1" svg:width="0.5cm" svg:height="0.5cm" svg:x="0.56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44cm" table:end-y="0.5cm" draw:z-index="746" draw:name="Grafik 10" draw:style-name="gr1" draw:text-style-name="P1" svg:width="0.45cm" svg:height="0.5cm" svg:x="0.56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92cm" table:end-y="0.5cm" draw:z-index="732" draw:name="Grafik 13" draw:style-name="gr1" draw:text-style-name="P1" svg:width="0.5cm" svg:height="0.5cm" svg:x="0.56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442cm" table:end-y="0.5cm" draw:z-index="758" draw:name="Grafik 7" draw:style-name="gr1" draw:text-style-name="P1" svg:width="0.45cm" svg:height="0.5cm" svg:x="0.559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N10" table:end-x="0.44cm" table:end-y="0.5cm" draw:z-index="759" draw:name="Grafik 7" draw:style-name="gr1" draw:text-style-name="P1" svg:width="0.45cm" svg:height="0.5cm" svg:x="0.55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46</text:p>
          </table:table-cell>
          <table:table-cell office:value-type="string">
            <text:p>54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9</text:p>
          </table:table-cell>
          <table:table-cell>
            <draw:frame table:end-cell-address="Tabelle1.C11" table:end-x="0.483cm" table:end-y="0.5cm" draw:z-index="160" draw:name="Grafik 7" draw:style-name="gr1" draw:text-style-name="P1" svg:width="0.45cm" svg:height="0.5cm" svg:x="0.03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537cm" table:end-y="0.5cm" draw:z-index="97" draw:name="Grafik 1" draw:style-name="gr1" draw:text-style-name="P1" svg:width="0.5cm" svg:height="0.5cm" svg:x="0.037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86cm" table:end-y="0.5cm" draw:z-index="88" draw:name="Grafik 5" draw:style-name="gr1" draw:text-style-name="P1" svg:width="0.45cm" svg:height="0.5cm" svg:x="0.03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84cm" table:end-y="0.5cm" draw:z-index="89" draw:name="Grafik 5" draw:style-name="gr1" draw:text-style-name="P1" svg:width="0.45cm" svg:height="0.5cm" svg:x="0.03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532cm" table:end-y="0.5cm" draw:z-index="120" draw:name="Grafik 1" draw:style-name="gr1" draw:text-style-name="P1" svg:width="0.5cm" svg:height="0.5cm" svg:x="0.03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528cm" table:end-y="0.5cm" draw:z-index="155" draw:name="Grafik 13" draw:style-name="gr1" draw:text-style-name="P1" svg:width="0.5cm" svg:height="0.5cm" svg:x="0.028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529cm" table:end-y="0.5cm" draw:z-index="122" draw:name="Grafik 1" draw:style-name="gr1" draw:text-style-name="P1" svg:width="0.5cm" svg:height="0.5cm" svg:x="0.02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78cm" table:end-y="0.5cm" draw:z-index="133" draw:name="Grafik 10" draw:style-name="gr1" draw:text-style-name="P1" svg:width="0.45cm" svg:height="0.5cm" svg:x="0.028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526cm" table:end-y="0.5cm" draw:z-index="124" draw:name="Grafik 1" draw:style-name="gr1" draw:text-style-name="P1" svg:width="0.5cm" svg:height="0.5cm" svg:x="0.02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73cm" table:end-y="0.5cm" draw:z-index="169" draw:name="Grafik 7" draw:style-name="gr1" draw:text-style-name="P1" svg:width="0.45cm" svg:height="0.5cm" svg:x="0.02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72cm" table:end-y="0.5cm" draw:z-index="622" draw:name="Grafik 7" draw:style-name="gr1" draw:text-style-name="P1" svg:width="0.45cm" svg:height="0.5cm" svg:x="0.02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7cm" table:end-y="0.5cm" draw:z-index="623" draw:name="Grafik 7" draw:style-name="gr1" draw:text-style-name="P1" svg:width="0.45cm" svg:height="0.5cm" svg:x="0.0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69cm" table:end-y="0.5cm" draw:z-index="369" draw:name="Grafik 10" draw:style-name="gr1" draw:text-style-name="P1" svg:width="0.45cm" svg:height="0.5cm" svg:x="0.01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18cm" table:end-y="0.5cm" draw:z-index="538" draw:name="Grafik 15" draw:style-name="gr1" draw:text-style-name="P1" svg:width="0.4cm" svg:height="0.5cm" svg:x="0.018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517cm" table:end-y="0.5cm" draw:z-index="561" draw:name="Grafik 13" draw:style-name="gr1" draw:text-style-name="P1" svg:width="0.5cm" svg:height="0.5cm" svg:x="0.017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516cm" table:end-y="0.5cm" draw:z-index="562" draw:name="Grafik 13" draw:style-name="gr1" draw:text-style-name="P1" svg:width="0.5cm" svg:height="0.5cm" svg:x="0.016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65cm" table:end-y="0.382cm" draw:z-index="394" draw:name="Grafik 20" draw:style-name="gr1" draw:text-style-name="P1" svg:width="0.45cm" svg:height="0.381cm" svg:x="0.015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513cm" table:end-y="0.5cm" draw:z-index="564" draw:name="Grafik 13" draw:style-name="gr1" draw:text-style-name="P1" svg:width="0.5cm" svg:height="0.5cm" svg:x="0.013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63cm" table:end-y="0.382cm" draw:z-index="396" draw:name="Grafik 20" draw:style-name="gr1" draw:text-style-name="P1" svg:width="0.45cm" svg:height="0.381cm" svg:x="0.013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61cm" table:end-y="0.5cm" draw:z-index="376" draw:name="Grafik 10" draw:style-name="gr1" draw:text-style-name="P1" svg:width="0.45cm" svg:height="0.5cm" svg:x="0.01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511cm" table:end-y="0.5cm" draw:z-index="356" draw:name="Grafik 1" draw:style-name="gr1" draw:text-style-name="P1" svg:width="0.5cm" svg:height="0.5cm" svg:x="0.01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59cm" table:end-y="0.382cm" draw:z-index="399" draw:name="Grafik 20" draw:style-name="gr1" draw:text-style-name="P1" svg:width="0.45cm" svg:height="0.381cm" svg:x="0.009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508cm" table:end-y="0.5cm" draw:z-index="569" draw:name="Grafik 13" draw:style-name="gr1" draw:text-style-name="P1" svg:width="0.5cm" svg:height="0.5cm" svg:x="0.008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57cm" table:end-y="0.5cm" draw:z-index="380" draw:name="Grafik 10" draw:style-name="gr1" draw:text-style-name="P1" svg:width="0.45cm" svg:height="0.5cm" svg:x="0.007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55cm" table:end-y="0.5cm" draw:z-index="636" draw:name="Grafik 7" draw:style-name="gr1" draw:text-style-name="P1" svg:width="0.45cm" svg:height="0.5cm" svg:x="0.00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55cm" table:end-y="0.5cm" draw:z-index="637" draw:name="Grafik 7" draw:style-name="gr1" draw:text-style-name="P1" svg:width="0.45cm" svg:height="0.5cm" svg:x="0.00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53cm" table:end-y="0.382cm" draw:z-index="404" draw:name="Grafik 20" draw:style-name="gr1" draw:text-style-name="P1" svg:width="0.45cm" svg:height="0.381cm" svg:x="0.003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52cm" table:end-y="0.5cm" draw:z-index="639" draw:name="Grafik 7" draw:style-name="gr1" draw:text-style-name="P1" svg:width="0.45cm" svg:height="0.5cm" svg:x="0.00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51cm" table:end-y="0.382cm" draw:z-index="406" draw:name="Grafik 20" draw:style-name="gr1" draw:text-style-name="P1" svg:width="0.45cm" svg:height="0.381cm" svg:x="0.00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43cm" table:end-y="0.382cm" draw:z-index="7" draw:name="Grafik 20" draw:style-name="gr1" draw:text-style-name="P1" svg:width="0.45cm" svg:height="0.381cm" svg:x="0.56cm" svg:y="0.001cm">
              <draw:image xlink:href="Pictures/10000201000004B0000005374D4643F0.png" xlink:type="simple" xlink:show="embed" xlink:actuate="onLoad">
                <text:p/>
              </draw:image>
            </draw:frame>
            <draw:frame table:end-cell-address="Tabelle1.AF11" table:end-x="0.45cm" table:end-y="0.382cm" draw:z-index="407" draw:name="Grafik 20" draw:style-name="gr1" draw:text-style-name="P1" svg:width="0.45cm" svg:height="0.381cm" svg:x="0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98cm" table:end-y="0.5cm" draw:z-index="577" draw:name="Grafik 13" draw:style-name="gr1" draw:text-style-name="P1" svg:width="0.5cm" svg:height="0.5cm" svg:x="0.566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46cm" table:end-y="0.5cm" draw:z-index="643" draw:name="Grafik 7" draw:style-name="gr1" draw:text-style-name="P1" svg:width="0.45cm" svg:height="0.5cm" svg:x="0.564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46cm" table:end-y="0.5cm" draw:z-index="755" draw:name="Grafik 7" draw:style-name="gr1" draw:text-style-name="P1" svg:width="0.45cm" svg:height="0.5cm" svg:x="0.56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44cm" table:end-y="0.5cm" draw:z-index="756" draw:name="Grafik 7" draw:style-name="gr1" draw:text-style-name="P1" svg:width="0.45cm" svg:height="0.5cm" svg:x="0.56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42cm" table:end-y="0.5cm" draw:z-index="757" draw:name="Grafik 7" draw:style-name="gr1" draw:text-style-name="P1" svg:width="0.45cm" svg:height="0.5cm" svg:x="0.56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492cm" table:end-y="0.5cm" draw:z-index="733" draw:name="Grafik 13" draw:style-name="gr1" draw:text-style-name="P1" svg:width="0.5cm" svg:height="0.5cm" svg:x="0.559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N11" table:end-x="0.49cm" table:end-y="0.5cm" draw:z-index="734" draw:name="Grafik 13" draw:style-name="gr1" draw:text-style-name="P1" svg:width="0.5cm" svg:height="0.5cm" svg:x="0.558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48</text:p>
          </table:table-cell>
          <table:table-cell office:value-type="string">
            <text:p>52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0</text:p>
          </table:table-cell>
          <table:table-cell>
            <draw:frame table:end-cell-address="Tabelle1.C12" table:end-x="0.539cm" table:end-y="0.501cm" draw:z-index="116" draw:name="Grafik 1" draw:style-name="gr1" draw:text-style-name="P1" svg:width="0.5cm" svg:height="0.5cm" svg:x="0.039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32cm" table:end-y="0.501cm" draw:z-index="191" draw:name="Grafik 19" draw:style-name="gr1" draw:text-style-name="P1" svg:width="0.4cm" svg:height="0.5cm" svg:x="0.032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31cm" table:end-y="0.501cm" draw:z-index="192" draw:name="Grafik 19" draw:style-name="gr1" draw:text-style-name="P1" svg:width="0.4cm" svg:height="0.5cm" svg:x="0.031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534cm" table:end-y="0.501cm" draw:z-index="99" draw:name="Grafik 1" draw:style-name="gr1" draw:text-style-name="P1" svg:width="0.5cm" svg:height="0.5cm" svg:x="0.034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78cm" table:end-y="0.501cm" draw:z-index="164" draw:name="Grafik 7" draw:style-name="gr1" draw:text-style-name="P1" svg:width="0.45cm" svg:height="0.5cm" svg:x="0.028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531cm" table:end-y="0.501cm" draw:z-index="121" draw:name="Grafik 1" draw:style-name="gr1" draw:text-style-name="P1" svg:width="0.5cm" svg:height="0.5cm" svg:x="0.03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29cm" table:end-y="0.501cm" draw:z-index="102" draw:name="Grafik 1" draw:style-name="gr1" draw:text-style-name="P1" svg:width="0.5cm" svg:height="0.5cm" svg:x="0.02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526cm" table:end-y="0.501cm" draw:z-index="157" draw:name="Grafik 13" draw:style-name="gr1" draw:text-style-name="P1" svg:width="0.5cm" svg:height="0.5cm" svg:x="0.02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526cm" table:end-y="0.501cm" draw:z-index="104" draw:name="Grafik 1" draw:style-name="gr1" draw:text-style-name="P1" svg:width="0.5cm" svg:height="0.5cm" svg:x="0.026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525cm" table:end-y="0.501cm" draw:z-index="125" draw:name="Grafik 1" draw:style-name="gr1" draw:text-style-name="P1" svg:width="0.5cm" svg:height="0.5cm" svg:x="0.02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522cm" table:end-y="0.501cm" draw:z-index="557" draw:name="Grafik 13" draw:style-name="gr1" draw:text-style-name="P1" svg:width="0.5cm" svg:height="0.5cm" svg:x="0.02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52cm" table:end-y="0.501cm" draw:z-index="558" draw:name="Grafik 13" draw:style-name="gr1" draw:text-style-name="P1" svg:width="0.5cm" svg:height="0.5cm" svg:x="0.0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519cm" table:end-y="0.501cm" draw:z-index="559" draw:name="Grafik 13" draw:style-name="gr1" draw:text-style-name="P1" svg:width="0.5cm" svg:height="0.5cm" svg:x="0.019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68cm" table:end-y="0.501cm" draw:z-index="370" draw:name="Grafik 10" draw:style-name="gr1" draw:text-style-name="P1" svg:width="0.45cm" svg:height="0.5cm" svg:x="0.01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517cm" table:end-y="0.501cm" draw:z-index="476" draw:name="Grafik 17" draw:style-name="gr1" draw:text-style-name="P1" svg:width="0.5cm" svg:height="0.5cm" svg:x="0.017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516cm" table:end-y="0.501cm" draw:z-index="351" draw:name="Grafik 1" draw:style-name="gr1" draw:text-style-name="P1" svg:width="0.5cm" svg:height="0.5cm" svg:x="0.01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65cm" table:end-y="0.501cm" draw:z-index="373" draw:name="Grafik 10" draw:style-name="gr1" draw:text-style-name="P1" svg:width="0.45cm" svg:height="0.5cm" svg:x="0.01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513cm" table:end-y="0.501cm" draw:z-index="353" draw:name="Grafik 1" draw:style-name="gr1" draw:text-style-name="P1" svg:width="0.5cm" svg:height="0.5cm" svg:x="0.013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63cm" table:end-y="0.501cm" draw:z-index="375" draw:name="Grafik 10" draw:style-name="gr1" draw:text-style-name="P1" svg:width="0.45cm" svg:height="0.5cm" svg:x="0.01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61cm" table:end-y="0.501cm" draw:z-index="631" draw:name="Grafik 7" draw:style-name="gr1" draw:text-style-name="P1" svg:width="0.45cm" svg:height="0.5cm" svg:x="0.011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61cm" table:end-y="0.383cm" draw:z-index="398" draw:name="Grafik 20" draw:style-name="gr1" draw:text-style-name="P1" svg:width="0.45cm" svg:height="0.381cm" svg:x="0.011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59cm" table:end-y="0.501cm" draw:z-index="633" draw:name="Grafik 7" draw:style-name="gr1" draw:text-style-name="P1" svg:width="0.45cm" svg:height="0.5cm" svg:x="0.009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58cm" table:end-y="0.383cm" draw:z-index="400" draw:name="Grafik 20" draw:style-name="gr1" draw:text-style-name="P1" svg:width="0.45cm" svg:height="0.381cm" svg:x="0.008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07cm" table:end-y="0.501cm" draw:z-index="545" draw:name="Grafik 15" draw:style-name="gr1" draw:text-style-name="P1" svg:width="0.4cm" svg:height="0.5cm" svg:x="0.007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05cm" table:end-y="0.501cm" draw:z-index="549" draw:name="Grafik 15" draw:style-name="gr1" draw:text-style-name="P1" svg:width="0.4cm" svg:height="0.5cm" svg:x="0.005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55cm" table:end-y="0.383cm" draw:z-index="403" draw:name="Grafik 20" draw:style-name="gr1" draw:text-style-name="P1" svg:width="0.45cm" svg:height="0.381cm" svg:x="0.005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03cm" table:end-y="0.501cm" draw:z-index="551" draw:name="Grafik 15" draw:style-name="gr1" draw:text-style-name="P1" svg:width="0.4cm" svg:height="0.5cm" svg:x="0.003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52cm" table:end-y="0.383cm" draw:z-index="405" draw:name="Grafik 20" draw:style-name="gr1" draw:text-style-name="P1" svg:width="0.45cm" svg:height="0.381cm" svg:x="0.002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51cm" table:end-y="0.501cm" draw:z-index="640" draw:name="Grafik 7" draw:style-name="gr1" draw:text-style-name="P1" svg:width="0.45cm" svg:height="0.5cm" svg:x="0.001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93cm" table:end-y="0.501cm" draw:z-index="8" draw:name="Grafik 13" draw:style-name="gr1" draw:text-style-name="P1" svg:width="0.5cm" svg:height="0.5cm" svg:x="0.56cm" svg:y="0.001cm">
              <draw:image xlink:href="Pictures/10000201000004B0000004B04FBF0C3F.png" xlink:type="simple" xlink:show="embed" xlink:actuate="onLoad">
                <text:p/>
              </draw:image>
            </draw:frame>
            <draw:frame table:end-cell-address="Tabelle1.AF12" table:end-x="0.5cm" table:end-y="0.501cm" draw:z-index="576" draw:name="Grafik 13" draw:style-name="gr1" draw:text-style-name="P1" svg:width="0.5cm" svg:height="0.5cm" svg:x="0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48cm" table:end-y="0.501cm" draw:z-index="642" draw:name="Grafik 7" draw:style-name="gr1" draw:text-style-name="P1" svg:width="0.45cm" svg:height="0.5cm" svg:x="0.56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46cm" table:end-y="0.501cm" draw:z-index="656" draw:name="Grafik 10" draw:style-name="gr1" draw:text-style-name="P1" svg:width="0.45cm" svg:height="0.5cm" svg:x="0.564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46cm" table:end-y="0.501cm" draw:z-index="745" draw:name="Grafik 10" draw:style-name="gr1" draw:text-style-name="P1" svg:width="0.45cm" svg:height="0.5cm" svg:x="0.56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494cm" table:end-y="0.501cm" draw:z-index="731" draw:name="Grafik 13" draw:style-name="gr1" draw:text-style-name="P1" svg:width="0.5cm" svg:height="0.5cm" svg:x="0.56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42cm" table:end-y="0.501cm" draw:z-index="747" draw:name="Grafik 10" draw:style-name="gr1" draw:text-style-name="P1" svg:width="0.45cm" svg:height="0.5cm" svg:x="0.5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442cm" table:end-y="0.501cm" draw:z-index="748" draw:name="Grafik 10" draw:style-name="gr1" draw:text-style-name="P1" svg:width="0.45cm" svg:height="0.5cm" svg:x="0.559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N12" table:end-x="0.44cm" table:end-y="0.383cm" draw:z-index="739" draw:name="Grafik 20" draw:style-name="gr1" draw:text-style-name="P1" svg:width="0.45cm" svg:height="0.381cm" svg:x="0.558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55</text:p>
          </table:table-cell>
          <table:table-cell office:value-type="string">
            <text:p>52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1</text:p>
          </table:table-cell>
          <table:table-cell>
            <draw:frame table:end-cell-address="Tabelle1.C13" table:end-x="0.483cm" table:end-y="0.5cm" draw:z-index="220" draw:name="Grafik 6" draw:style-name="gr1" draw:text-style-name="P1" svg:width="0.45cm" svg:height="0.5cm" svg:x="0.033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532cm" table:end-y="0.5cm" draw:z-index="200" draw:name="Grafik 17" draw:style-name="gr1" draw:text-style-name="P1" svg:width="0.5cm" svg:height="0.5cm" svg:x="0.03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31cm" table:end-y="0.5cm" draw:z-index="242" draw:name="Grafik 3" draw:style-name="gr1" draw:text-style-name="P1" svg:width="0.4cm" svg:height="0.5cm" svg:x="0.03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534cm" table:end-y="0.5cm" draw:z-index="119" draw:name="Grafik 1" draw:style-name="gr1" draw:text-style-name="P1" svg:width="0.5cm" svg:height="0.5cm" svg:x="0.03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528cm" table:end-y="0.5cm" draw:z-index="154" draw:name="Grafik 13" draw:style-name="gr1" draw:text-style-name="P1" svg:width="0.5cm" svg:height="0.5cm" svg:x="0.028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28cm" table:end-y="0.5cm" draw:z-index="195" draw:name="Grafik 19" draw:style-name="gr1" draw:text-style-name="P1" svg:width="0.4cm" svg:height="0.5cm" svg:x="0.028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76cm" table:end-y="0.5cm" draw:z-index="166" draw:name="Grafik 7" draw:style-name="gr1" draw:text-style-name="P1" svg:width="0.45cm" svg:height="0.5cm" svg:x="0.026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76cm" table:end-y="0.5cm" draw:z-index="167" draw:name="Grafik 7" draw:style-name="gr1" draw:text-style-name="P1" svg:width="0.45cm" svg:height="0.5cm" svg:x="0.026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524cm" table:end-y="0.5cm" draw:z-index="158" draw:name="Grafik 13" draw:style-name="gr1" draw:text-style-name="P1" svg:width="0.5cm" svg:height="0.5cm" svg:x="0.024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523cm" table:end-y="0.5cm" draw:z-index="209" draw:name="Grafik 17" draw:style-name="gr1" draw:text-style-name="P1" svg:width="0.5cm" svg:height="0.5cm" svg:x="0.02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522cm" table:end-y="0.5cm" draw:z-index="346" draw:name="Grafik 1" draw:style-name="gr1" draw:text-style-name="P1" svg:width="0.5cm" svg:height="0.5cm" svg:x="0.02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52cm" table:end-y="0.5cm" draw:z-index="347" draw:name="Grafik 1" draw:style-name="gr1" draw:text-style-name="P1" svg:width="0.5cm" svg:height="0.5cm" svg:x="0.0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519cm" table:end-y="0.5cm" draw:z-index="348" draw:name="Grafik 1" draw:style-name="gr1" draw:text-style-name="P1" svg:width="0.5cm" svg:height="0.5cm" svg:x="0.01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518cm" table:end-y="0.5cm" draw:z-index="475" draw:name="Grafik 17" draw:style-name="gr1" draw:text-style-name="P1" svg:width="0.5cm" svg:height="0.5cm" svg:x="0.018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67cm" table:end-y="0.5cm" draw:z-index="371" draw:name="Grafik 10" draw:style-name="gr1" draw:text-style-name="P1" svg:width="0.45cm" svg:height="0.5cm" svg:x="0.017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66cm" table:end-y="0.382cm" draw:z-index="393" draw:name="Grafik 20" draw:style-name="gr1" draw:text-style-name="P1" svg:width="0.45cm" svg:height="0.381cm" svg:x="0.01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15cm" table:end-y="0.5cm" draw:z-index="541" draw:name="Grafik 15" draw:style-name="gr1" draw:text-style-name="P1" svg:width="0.4cm" svg:height="0.5cm" svg:x="0.015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63cm" table:end-y="0.5cm" draw:z-index="629" draw:name="Grafik 7" draw:style-name="gr1" draw:text-style-name="P1" svg:width="0.45cm" svg:height="0.5cm" svg:x="0.01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513cm" table:end-y="0.5cm" draw:z-index="354" draw:name="Grafik 1" draw:style-name="gr1" draw:text-style-name="P1" svg:width="0.5cm" svg:height="0.5cm" svg:x="0.01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61cm" table:end-y="0.382cm" draw:z-index="397" draw:name="Grafik 20" draw:style-name="gr1" draw:text-style-name="P1" svg:width="0.45cm" svg:height="0.381cm" svg:x="0.01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61cm" table:end-y="0.5cm" draw:z-index="632" draw:name="Grafik 7" draw:style-name="gr1" draw:text-style-name="P1" svg:width="0.45cm" svg:height="0.5cm" svg:x="0.01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509cm" table:end-y="0.5cm" draw:z-index="357" draw:name="Grafik 1" draw:style-name="gr1" draw:text-style-name="P1" svg:width="0.5cm" svg:height="0.5cm" svg:x="0.00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58cm" table:end-y="0.5cm" draw:z-index="634" draw:name="Grafik 7" draw:style-name="gr1" draw:text-style-name="P1" svg:width="0.45cm" svg:height="0.5cm" svg:x="0.00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507cm" table:end-y="0.5cm" draw:z-index="570" draw:name="Grafik 13" draw:style-name="gr1" draw:text-style-name="P1" svg:width="0.5cm" svg:height="0.5cm" svg:x="0.007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505cm" table:end-y="0.5cm" draw:z-index="571" draw:name="Grafik 13" draw:style-name="gr1" draw:text-style-name="P1" svg:width="0.5cm" svg:height="0.5cm" svg:x="0.005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05cm" table:end-y="0.5cm" draw:z-index="550" draw:name="Grafik 15" draw:style-name="gr1" draw:text-style-name="P1" svg:width="0.4cm" svg:height="0.5cm" svg:x="0.005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53cm" table:end-y="0.5cm" draw:z-index="638" draw:name="Grafik 7" draw:style-name="gr1" draw:text-style-name="P1" svg:width="0.45cm" svg:height="0.5cm" svg:x="0.00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502cm" table:end-y="0.5cm" draw:z-index="574" draw:name="Grafik 13" draw:style-name="gr1" draw:text-style-name="P1" svg:width="0.5cm" svg:height="0.5cm" svg:x="0.002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501cm" table:end-y="0.5cm" draw:z-index="575" draw:name="Grafik 13" draw:style-name="gr1" draw:text-style-name="P1" svg:width="0.5cm" svg:height="0.5cm" svg:x="0.001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43cm" table:end-y="0.5cm" draw:z-index="9" draw:name="Grafik 7" draw:style-name="gr1" draw:text-style-name="P1" svg:width="0.45cm" svg:height="0.5cm" svg:x="0.56cm" svg:y="0cm">
              <draw:image xlink:href="Pictures/10000201000004B0000004CA62B12D05.png" xlink:type="simple" xlink:show="embed" xlink:actuate="onLoad">
                <text:p/>
              </draw:image>
            </draw:frame>
            <draw:frame table:end-cell-address="Tabelle1.AF13" table:end-x="0.45cm" table:end-y="0.5cm" draw:z-index="641" draw:name="Grafik 7" draw:style-name="gr1" draw:text-style-name="P1" svg:width="0.45cm" svg:height="0.5cm" svg:x="0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48cm" table:end-y="0.382cm" draw:z-index="408" draw:name="Grafik 20" draw:style-name="gr1" draw:text-style-name="P1" svg:width="0.45cm" svg:height="0.381cm" svg:x="0.56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46cm" table:end-y="0.382cm" draw:z-index="646" draw:name="Grafik 20" draw:style-name="gr1" draw:text-style-name="P1" svg:width="0.45cm" svg:height="0.381cm" svg:x="0.56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446cm" table:end-y="0.382cm" draw:z-index="735" draw:name="Grafik 20" draw:style-name="gr1" draw:text-style-name="P1" svg:width="0.45cm" svg:height="0.381cm" svg:x="0.563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444cm" table:end-y="0.382cm" draw:z-index="736" draw:name="Grafik 20" draw:style-name="gr1" draw:text-style-name="P1" svg:width="0.45cm" svg:height="0.381cm" svg:x="0.562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42cm" table:end-y="0.382cm" draw:z-index="737" draw:name="Grafik 20" draw:style-name="gr1" draw:text-style-name="P1" svg:width="0.45cm" svg:height="0.381cm" svg:x="0.5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442cm" table:end-y="0.382cm" draw:z-index="738" draw:name="Grafik 20" draw:style-name="gr1" draw:text-style-name="P1" svg:width="0.45cm" svg:height="0.381cm" svg:x="0.559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N13" table:end-x="0.44cm" table:end-y="0.5cm" draw:z-index="749" draw:name="Grafik 10" draw:style-name="gr1" draw:text-style-name="P1" svg:width="0.45cm" svg:height="0.5cm" svg:x="0.558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59</text:p>
          </table:table-cell>
          <table:table-cell office:value-type="string">
            <text:p>50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2</text:p>
          </table:table-cell>
          <table:table-cell>
            <draw:frame table:end-cell-address="Tabelle1.C14" table:end-x="0.433cm" table:end-y="0.501cm" draw:z-index="210" draw:name="Grafik 11" draw:style-name="gr1" draw:text-style-name="P1" svg:width="0.4cm" svg:height="0.5cm" svg:x="0.033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532cm" table:end-y="0.501cm" draw:z-index="181" draw:name="Grafik 18" draw:style-name="gr1" draw:text-style-name="P1" svg:width="0.5cm" svg:height="0.5cm" svg:x="0.03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531cm" table:end-y="0.501cm" draw:z-index="202" draw:name="Grafik 17" draw:style-name="gr1" draw:text-style-name="P1" svg:width="0.5cm" svg:height="0.5cm" svg:x="0.031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3cm" table:end-y="0.501cm" draw:z-index="213" draw:name="Grafik 11" draw:style-name="gr1" draw:text-style-name="P1" svg:width="0.4cm" svg:height="0.5cm" svg:x="0.03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28cm" table:end-y="0.501cm" draw:z-index="194" draw:name="Grafik 19" draw:style-name="gr1" draw:text-style-name="P1" svg:width="0.4cm" svg:height="0.5cm" svg:x="0.02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78cm" table:end-y="0.501cm" draw:z-index="165" draw:name="Grafik 7" draw:style-name="gr1" draw:text-style-name="P1" svg:width="0.45cm" svg:height="0.5cm" svg:x="0.028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76cm" table:end-y="0.501cm" draw:z-index="226" draw:name="Grafik 6" draw:style-name="gr1" draw:text-style-name="P1" svg:width="0.45cm" svg:height="0.5cm" svg:x="0.02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76cm" table:end-y="0.501cm" draw:z-index="227" draw:name="Grafik 6" draw:style-name="gr1" draw:text-style-name="P1" svg:width="0.45cm" svg:height="0.5cm" svg:x="0.02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524cm" table:end-y="0.501cm" draw:z-index="208" draw:name="Grafik 17" draw:style-name="gr1" draw:text-style-name="P1" svg:width="0.5cm" svg:height="0.5cm" svg:x="0.024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523cm" table:end-y="0.501cm" draw:z-index="159" draw:name="Grafik 13" draw:style-name="gr1" draw:text-style-name="P1" svg:width="0.5cm" svg:height="0.5cm" svg:x="0.02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522cm" table:end-y="0.501cm" draw:z-index="472" draw:name="Grafik 17" draw:style-name="gr1" draw:text-style-name="P1" svg:width="0.5cm" svg:height="0.5cm" svg:x="0.022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52cm" table:end-y="0.501cm" draw:z-index="473" draw:name="Grafik 17" draw:style-name="gr1" draw:text-style-name="P1" svg:width="0.5cm" svg:height="0.5cm" svg:x="0.02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519cm" table:end-y="0.501cm" draw:z-index="474" draw:name="Grafik 17" draw:style-name="gr1" draw:text-style-name="P1" svg:width="0.5cm" svg:height="0.5cm" svg:x="0.019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518cm" table:end-y="0.501cm" draw:z-index="349" draw:name="Grafik 1" draw:style-name="gr1" draw:text-style-name="P1" svg:width="0.5cm" svg:height="0.5cm" svg:x="0.01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517cm" table:end-y="0.501cm" draw:z-index="350" draw:name="Grafik 1" draw:style-name="gr1" draw:text-style-name="P1" svg:width="0.5cm" svg:height="0.5cm" svg:x="0.01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66cm" table:end-y="0.501cm" draw:z-index="372" draw:name="Grafik 10" draw:style-name="gr1" draw:text-style-name="P1" svg:width="0.45cm" svg:height="0.5cm" svg:x="0.01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515cm" table:end-y="0.501cm" draw:z-index="563" draw:name="Grafik 13" draw:style-name="gr1" draw:text-style-name="P1" svg:width="0.5cm" svg:height="0.5cm" svg:x="0.015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63cm" table:end-y="0.383cm" draw:z-index="395" draw:name="Grafik 20" draw:style-name="gr1" draw:text-style-name="P1" svg:width="0.45cm" svg:height="0.381cm" svg:x="0.013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13cm" table:end-y="0.501cm" draw:z-index="543" draw:name="Grafik 15" draw:style-name="gr1" draw:text-style-name="P1" svg:width="0.4cm" svg:height="0.5cm" svg:x="0.013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11cm" table:end-y="0.501cm" draw:z-index="544" draw:name="Grafik 15" draw:style-name="gr1" draw:text-style-name="P1" svg:width="0.4cm" svg:height="0.5cm" svg:x="0.01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11cm" table:end-y="0.501cm" draw:z-index="546" draw:name="Grafik 15" draw:style-name="gr1" draw:text-style-name="P1" svg:width="0.4cm" svg:height="0.5cm" svg:x="0.01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09cm" table:end-y="0.501cm" draw:z-index="547" draw:name="Grafik 15" draw:style-name="gr1" draw:text-style-name="P1" svg:width="0.4cm" svg:height="0.5cm" svg:x="0.009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08cm" table:end-y="0.501cm" draw:z-index="548" draw:name="Grafik 15" draw:style-name="gr1" draw:text-style-name="P1" svg:width="0.4cm" svg:height="0.5cm" svg:x="0.00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57cm" table:end-y="0.383cm" draw:z-index="401" draw:name="Grafik 20" draw:style-name="gr1" draw:text-style-name="P1" svg:width="0.45cm" svg:height="0.381cm" svg:x="0.007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55cm" table:end-y="0.383cm" draw:z-index="402" draw:name="Grafik 20" draw:style-name="gr1" draw:text-style-name="P1" svg:width="0.45cm" svg:height="0.381cm" svg:x="0.005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505cm" table:end-y="0.501cm" draw:z-index="572" draw:name="Grafik 13" draw:style-name="gr1" draw:text-style-name="P1" svg:width="0.5cm" svg:height="0.5cm" svg:x="0.005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503cm" table:end-y="0.501cm" draw:z-index="573" draw:name="Grafik 13" draw:style-name="gr1" draw:text-style-name="P1" svg:width="0.5cm" svg:height="0.5cm" svg:x="0.00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02cm" table:end-y="0.501cm" draw:z-index="552" draw:name="Grafik 15" draw:style-name="gr1" draw:text-style-name="P1" svg:width="0.4cm" svg:height="0.5cm" svg:x="0.002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01cm" table:end-y="0.501cm" draw:z-index="553" draw:name="Grafik 15" draw:style-name="gr1" draw:text-style-name="P1" svg:width="0.4cm" svg:height="0.5cm" svg:x="0.00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393cm" table:end-y="0.501cm" draw:z-index="10" draw:name="Grafik 15" draw:style-name="gr1" draw:text-style-name="P1" svg:width="0.4cm" svg:height="0.5cm" svg:x="0.56cm" svg:y="0.001cm">
              <draw:image xlink:href="Pictures/10000201000000AA000000DF901257F4.png" xlink:type="simple" xlink:show="embed" xlink:actuate="onLoad">
                <text:p/>
              </draw:image>
            </draw:frame>
            <draw:frame table:end-cell-address="Tabelle1.AF14" table:end-x="0.4cm" table:end-y="0.501cm" draw:z-index="554" draw:name="Grafik 15" draw:style-name="gr1" draw:text-style-name="P1" svg:width="0.4cm" svg:height="0.5cm" svg:x="0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398cm" table:end-y="0.501cm" draw:z-index="555" draw:name="Grafik 15" draw:style-name="gr1" draw:text-style-name="P1" svg:width="0.4cm" svg:height="0.5cm" svg:x="0.56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396cm" table:end-y="0.501cm" draw:z-index="621" draw:name="Grafik 19" draw:style-name="gr1" draw:text-style-name="P1" svg:width="0.4cm" svg:height="0.5cm" svg:x="0.564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396cm" table:end-y="0.501cm" draw:z-index="740" draw:name="Grafik 15" draw:style-name="gr1" draw:text-style-name="P1" svg:width="0.4cm" svg:height="0.5cm" svg:x="0.563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394cm" table:end-y="0.501cm" draw:z-index="751" draw:name="Grafik 19" draw:style-name="gr1" draw:text-style-name="P1" svg:width="0.4cm" svg:height="0.5cm" svg:x="0.562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392cm" table:end-y="0.501cm" draw:z-index="752" draw:name="Grafik 19" draw:style-name="gr1" draw:text-style-name="P1" svg:width="0.4cm" svg:height="0.5cm" svg:x="0.5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392cm" table:end-y="0.501cm" draw:z-index="753" draw:name="Grafik 19" draw:style-name="gr1" draw:text-style-name="P1" svg:width="0.4cm" svg:height="0.5cm" svg:x="0.559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N14" table:end-x="0.39cm" table:end-y="0.501cm" draw:z-index="754" draw:name="Grafik 19" draw:style-name="gr1" draw:text-style-name="P1" svg:width="0.4cm" svg:height="0.5cm" svg:x="0.55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53</text:p>
          </table:table-cell>
          <table:table-cell office:value-type="string">
            <text:p>49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3</text:p>
          </table:table-cell>
          <table:table-cell>
            <draw:frame table:end-cell-address="Tabelle1.C15" table:end-x="0.533cm" table:end-y="0.501cm" draw:z-index="150" draw:name="Grafik 13" draw:style-name="gr1" draw:text-style-name="P1" svg:width="0.5cm" svg:height="0.5cm" svg:x="0.03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32cm" table:end-y="0.501cm" draw:z-index="211" draw:name="Grafik 11" draw:style-name="gr1" draw:text-style-name="P1" svg:width="0.4cm" svg:height="0.5cm" svg:x="0.032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536cm" table:end-y="0.501cm" draw:z-index="98" draw:name="Grafik 1" draw:style-name="gr1" draw:text-style-name="P1" svg:width="0.5cm" svg:height="0.5cm" svg:x="0.036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3cm" table:end-y="0.501cm" draw:z-index="243" draw:name="Grafik 3" draw:style-name="gr1" draw:text-style-name="P1" svg:width="0.4cm" svg:height="0.5cm" svg:x="0.0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28cm" table:end-y="0.501cm" draw:z-index="214" draw:name="Grafik 11" draw:style-name="gr1" draw:text-style-name="P1" svg:width="0.4cm" svg:height="0.5cm" svg:x="0.02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528cm" table:end-y="0.501cm" draw:z-index="205" draw:name="Grafik 17" draw:style-name="gr1" draw:text-style-name="P1" svg:width="0.5cm" svg:height="0.5cm" svg:x="0.028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26cm" table:end-y="0.501cm" draw:z-index="196" draw:name="Grafik 19" draw:style-name="gr1" draw:text-style-name="P1" svg:width="0.4cm" svg:height="0.5cm" svg:x="0.02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526cm" table:end-y="0.501cm" draw:z-index="207" draw:name="Grafik 17" draw:style-name="gr1" draw:text-style-name="P1" svg:width="0.5cm" svg:height="0.5cm" svg:x="0.026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74cm" table:end-y="0.501cm" draw:z-index="228" draw:name="Grafik 6" draw:style-name="gr1" draw:text-style-name="P1" svg:width="0.45cm" svg:height="0.5cm" svg:x="0.024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73cm" table:end-y="0.383cm" draw:z-index="145" draw:name="Grafik 20" draw:style-name="gr1" draw:text-style-name="P1" svg:width="0.45cm" svg:height="0.381cm" svg:x="0.023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72cm" table:end-y="0.383cm" draw:z-index="388" draw:name="Grafik 20" draw:style-name="gr1" draw:text-style-name="P1" svg:width="0.45cm" svg:height="0.381cm" svg:x="0.022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7cm" table:end-y="0.383cm" draw:z-index="389" draw:name="Grafik 20" draw:style-name="gr1" draw:text-style-name="P1" svg:width="0.45cm" svg:height="0.381cm" svg:x="0.02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519cm" table:end-y="0.501cm" draw:z-index="453" draw:name="Grafik 18" draw:style-name="gr1" draw:text-style-name="P1" svg:width="0.5cm" svg:height="0.5cm" svg:x="0.019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68cm" table:end-y="0.383cm" draw:z-index="391" draw:name="Grafik 20" draw:style-name="gr1" draw:text-style-name="P1" svg:width="0.45cm" svg:height="0.381cm" svg:x="0.018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67cm" table:end-y="0.383cm" draw:z-index="392" draw:name="Grafik 20" draw:style-name="gr1" draw:text-style-name="P1" svg:width="0.45cm" svg:height="0.381cm" svg:x="0.017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516cm" table:end-y="0.501cm" draw:z-index="477" draw:name="Grafik 17" draw:style-name="gr1" draw:text-style-name="P1" svg:width="0.5cm" svg:height="0.5cm" svg:x="0.016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515cm" table:end-y="0.501cm" draw:z-index="478" draw:name="Grafik 17" draw:style-name="gr1" draw:text-style-name="P1" svg:width="0.5cm" svg:height="0.5cm" svg:x="0.015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15" table:end-x="0.513cm" table:end-y="0.501cm" draw:z-index="480" draw:name="Grafik 17" draw:style-name="gr1" draw:text-style-name="P1" svg:width="0.5cm" svg:height="0.5cm" svg:x="0.013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15" table:end-x="0.513cm" table:end-y="0.501cm" draw:z-index="481" draw:name="Grafik 17" draw:style-name="gr1" draw:text-style-name="P1" svg:width="0.5cm" svg:height="0.5cm" svg:x="0.013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15" table:end-x="0.511cm" table:end-y="0.501cm" draw:z-index="482" draw:name="Grafik 17" draw:style-name="gr1" draw:text-style-name="P1" svg:width="0.5cm" svg:height="0.5cm" svg:x="0.011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15" table:end-x="0.511cm" table:end-y="0.501cm" draw:z-index="483" draw:name="Grafik 17" draw:style-name="gr1" draw:text-style-name="P1" svg:width="0.5cm" svg:height="0.5cm" svg:x="0.011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15" table:end-x="0.509cm" table:end-y="0.501cm" draw:z-index="484" draw:name="Grafik 17" draw:style-name="gr1" draw:text-style-name="P1" svg:width="0.5cm" svg:height="0.5cm" svg:x="0.009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508cm" table:end-y="0.501cm" draw:z-index="485" draw:name="Grafik 17" draw:style-name="gr1" draw:text-style-name="P1" svg:width="0.5cm" svg:height="0.5cm" svg:x="0.008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507cm" table:end-y="0.501cm" draw:z-index="486" draw:name="Grafik 17" draw:style-name="gr1" draw:text-style-name="P1" svg:width="0.5cm" svg:height="0.5cm" svg:x="0.007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505cm" table:end-y="0.501cm" draw:z-index="487" draw:name="Grafik 17" draw:style-name="gr1" draw:text-style-name="P1" svg:width="0.5cm" svg:height="0.5cm" svg:x="0.005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05cm" table:end-y="0.501cm" draw:z-index="615" draw:name="Grafik 19" draw:style-name="gr1" draw:text-style-name="P1" svg:width="0.4cm" svg:height="0.5cm" svg:x="0.005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03cm" table:end-y="0.501cm" draw:z-index="616" draw:name="Grafik 19" draw:style-name="gr1" draw:text-style-name="P1" svg:width="0.4cm" svg:height="0.5cm" svg:x="0.003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502cm" table:end-y="0.501cm" draw:z-index="468" draw:name="Grafik 18" draw:style-name="gr1" draw:text-style-name="P1" svg:width="0.5cm" svg:height="0.5cm" svg:x="0.00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01cm" table:end-y="0.501cm" draw:z-index="618" draw:name="Grafik 19" draw:style-name="gr1" draw:text-style-name="P1" svg:width="0.4cm" svg:height="0.5cm" svg:x="0.001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93cm" table:end-y="0.501cm" draw:z-index="12" draw:name="Grafik 18" draw:style-name="gr1" draw:text-style-name="P1" svg:width="0.5cm" svg:height="0.5cm" svg:x="0.56cm" svg:y="0.001cm">
              <draw:image xlink:href="Pictures/10000201000004B0000004B8A00685B9.png" xlink:type="simple" xlink:show="embed" xlink:actuate="onLoad">
                <text:p/>
              </draw:image>
            </draw:frame>
            <draw:frame table:end-cell-address="Tabelle1.AF15" table:end-x="0.5cm" table:end-y="0.501cm" draw:z-index="470" draw:name="Grafik 18" draw:style-name="gr1" draw:text-style-name="P1" svg:width="0.5cm" svg:height="0.5cm" svg:x="0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398cm" table:end-y="0.501cm" draw:z-index="620" draw:name="Grafik 19" draw:style-name="gr1" draw:text-style-name="P1" svg:width="0.4cm" svg:height="0.5cm" svg:x="0.56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396cm" table:end-y="0.501cm" draw:z-index="556" draw:name="Grafik 15" draw:style-name="gr1" draw:text-style-name="P1" svg:width="0.4cm" svg:height="0.5cm" svg:x="0.564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396cm" table:end-y="0.501cm" draw:z-index="750" draw:name="Grafik 19" draw:style-name="gr1" draw:text-style-name="P1" svg:width="0.4cm" svg:height="0.5cm" svg:x="0.563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494cm" table:end-y="0.501cm" draw:z-index="721" draw:name="Grafik 18" draw:style-name="gr1" draw:text-style-name="P1" svg:width="0.5cm" svg:height="0.5cm" svg:x="0.56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492cm" table:end-y="0.501cm" draw:z-index="722" draw:name="Grafik 18" draw:style-name="gr1" draw:text-style-name="P1" svg:width="0.5cm" svg:height="0.5cm" svg:x="0.5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392cm" table:end-y="0.501cm" draw:z-index="743" draw:name="Grafik 15" draw:style-name="gr1" draw:text-style-name="P1" svg:width="0.4cm" svg:height="0.5cm" svg:x="0.559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N15" table:end-x="0.49cm" table:end-y="0.501cm" draw:z-index="724" draw:name="Grafik 18" draw:style-name="gr1" draw:text-style-name="P1" svg:width="0.5cm" svg:height="0.5cm" svg:x="0.55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48</text:p>
          </table:table-cell>
          <table:table-cell office:value-type="string">
            <text:p>45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4</text:p>
          </table:table-cell>
          <table:table-cell>
            <draw:frame table:end-cell-address="Tabelle1.C16" table:end-x="0.533cm" table:end-y="0.5cm" draw:z-index="180" draw:name="Grafik 18" draw:style-name="gr1" draw:text-style-name="P1" svg:width="0.5cm" svg:height="0.5cm" svg:x="0.033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537cm" table:end-y="0.5cm" draw:z-index="117" draw:name="Grafik 1" draw:style-name="gr1" draw:text-style-name="P1" svg:width="0.5cm" svg:height="0.5cm" svg:x="0.03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536cm" table:end-y="0.5cm" draw:z-index="118" draw:name="Grafik 1" draw:style-name="gr1" draw:text-style-name="P1" svg:width="0.5cm" svg:height="0.5cm" svg:x="0.03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53cm" table:end-y="0.5cm" draw:z-index="203" draw:name="Grafik 17" draw:style-name="gr1" draw:text-style-name="P1" svg:width="0.5cm" svg:height="0.5cm" svg:x="0.0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528cm" table:end-y="0.5cm" draw:z-index="204" draw:name="Grafik 17" draw:style-name="gr1" draw:text-style-name="P1" svg:width="0.5cm" svg:height="0.5cm" svg:x="0.028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28cm" table:end-y="0.5cm" draw:z-index="215" draw:name="Grafik 11" draw:style-name="gr1" draw:text-style-name="P1" svg:width="0.4cm" svg:height="0.5cm" svg:x="0.028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76cm" table:end-y="0.382cm" draw:z-index="142" draw:name="Grafik 20" draw:style-name="gr1" draw:text-style-name="P1" svg:width="0.45cm" svg:height="0.381cm" svg:x="0.02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26cm" table:end-y="0.5cm" draw:z-index="197" draw:name="Grafik 19" draw:style-name="gr1" draw:text-style-name="P1" svg:width="0.4cm" svg:height="0.5cm" svg:x="0.026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74cm" table:end-y="0.382cm" draw:z-index="144" draw:name="Grafik 20" draw:style-name="gr1" draw:text-style-name="P1" svg:width="0.45cm" svg:height="0.381cm" svg:x="0.02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23cm" table:end-y="0.5cm" draw:z-index="199" draw:name="Grafik 19" draw:style-name="gr1" draw:text-style-name="P1" svg:width="0.4cm" svg:height="0.5cm" svg:x="0.02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22cm" table:end-y="0.5cm" draw:z-index="600" draw:name="Grafik 19" draw:style-name="gr1" draw:text-style-name="P1" svg:width="0.4cm" svg:height="0.5cm" svg:x="0.02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52cm" table:end-y="0.5cm" draw:z-index="452" draw:name="Grafik 18" draw:style-name="gr1" draw:text-style-name="P1" svg:width="0.5cm" svg:height="0.5cm" svg:x="0.02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69cm" table:end-y="0.382cm" draw:z-index="390" draw:name="Grafik 20" draw:style-name="gr1" draw:text-style-name="P1" svg:width="0.45cm" svg:height="0.381cm" svg:x="0.019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18cm" table:end-y="0.5cm" draw:z-index="603" draw:name="Grafik 19" draw:style-name="gr1" draw:text-style-name="P1" svg:width="0.4cm" svg:height="0.5cm" svg:x="0.018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517cm" table:end-y="0.5cm" draw:z-index="455" draw:name="Grafik 18" draw:style-name="gr1" draw:text-style-name="P1" svg:width="0.5cm" svg:height="0.5cm" svg:x="0.017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66cm" table:end-y="0.5cm" draw:z-index="519" draw:name="Grafik 2" draw:style-name="gr1" draw:text-style-name="P1" svg:width="0.45cm" svg:height="0.5cm" svg:x="0.01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515cm" table:end-y="0.5cm" draw:z-index="457" draw:name="Grafik 18" draw:style-name="gr1" draw:text-style-name="P1" svg:width="0.5cm" svg:height="0.5cm" svg:x="0.015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16" table:end-x="0.413cm" table:end-y="0.5cm" draw:z-index="607" draw:name="Grafik 19" draw:style-name="gr1" draw:text-style-name="P1" svg:width="0.4cm" svg:height="0.5cm" svg:x="0.01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16" table:end-x="0.413cm" table:end-y="0.5cm" draw:z-index="608" draw:name="Grafik 19" draw:style-name="gr1" draw:text-style-name="P1" svg:width="0.4cm" svg:height="0.5cm" svg:x="0.01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16" table:end-x="0.411cm" table:end-y="0.5cm" draw:z-index="609" draw:name="Grafik 19" draw:style-name="gr1" draw:text-style-name="P1" svg:width="0.4cm" svg:height="0.5cm" svg:x="0.01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16" table:end-x="0.411cm" table:end-y="0.5cm" draw:z-index="610" draw:name="Grafik 19" draw:style-name="gr1" draw:text-style-name="P1" svg:width="0.4cm" svg:height="0.5cm" svg:x="0.01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16" table:end-x="0.409cm" table:end-y="0.5cm" draw:z-index="611" draw:name="Grafik 19" draw:style-name="gr1" draw:text-style-name="P1" svg:width="0.4cm" svg:height="0.5cm" svg:x="0.009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08cm" table:end-y="0.5cm" draw:z-index="612" draw:name="Grafik 19" draw:style-name="gr1" draw:text-style-name="P1" svg:width="0.4cm" svg:height="0.5cm" svg:x="0.008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507cm" table:end-y="0.5cm" draw:z-index="464" draw:name="Grafik 18" draw:style-name="gr1" draw:text-style-name="P1" svg:width="0.5cm" svg:height="0.5cm" svg:x="0.007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05cm" table:end-y="0.5cm" draw:z-index="614" draw:name="Grafik 19" draw:style-name="gr1" draw:text-style-name="P1" svg:width="0.4cm" svg:height="0.5cm" svg:x="0.005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505cm" table:end-y="0.5cm" draw:z-index="479" draw:name="Grafik 17" draw:style-name="gr1" draw:text-style-name="P1" svg:width="0.5cm" svg:height="0.5cm" svg:x="0.00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53cm" table:end-y="0.5cm" draw:z-index="594" draw:name="Grafik 6" draw:style-name="gr1" draw:text-style-name="P1" svg:width="0.45cm" svg:height="0.5cm" svg:x="0.003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02cm" table:end-y="0.5cm" draw:z-index="617" draw:name="Grafik 19" draw:style-name="gr1" draw:text-style-name="P1" svg:width="0.4cm" svg:height="0.5cm" svg:x="0.00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501cm" table:end-y="0.5cm" draw:z-index="469" draw:name="Grafik 18" draw:style-name="gr1" draw:text-style-name="P1" svg:width="0.5cm" svg:height="0.5cm" svg:x="0.00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393cm" table:end-y="0.5cm" draw:z-index="11" draw:name="Grafik 19" draw:style-name="gr1" draw:text-style-name="P1" svg:width="0.4cm" svg:height="0.5cm" svg:x="0.56cm" svg:y="0cm">
              <draw:image xlink:href="Pictures/10000201000004B0000005D866D6275B.png" xlink:type="simple" xlink:show="embed" xlink:actuate="onLoad">
                <text:p/>
              </draw:image>
            </draw:frame>
            <draw:frame table:end-cell-address="Tabelle1.AF16" table:end-x="0.4cm" table:end-y="0.5cm" draw:z-index="619" draw:name="Grafik 19" draw:style-name="gr1" draw:text-style-name="P1" svg:width="0.4cm" svg:height="0.5cm" svg:x="0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98cm" table:end-y="0.5cm" draw:z-index="471" draw:name="Grafik 18" draw:style-name="gr1" draw:text-style-name="P1" svg:width="0.5cm" svg:height="0.5cm" svg:x="0.566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46cm" table:end-y="0.5cm" draw:z-index="599" draw:name="Grafik 6" draw:style-name="gr1" draw:text-style-name="P1" svg:width="0.45cm" svg:height="0.5cm" svg:x="0.564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446cm" table:end-y="0.5cm" draw:z-index="710" draw:name="Grafik 6" draw:style-name="gr1" draw:text-style-name="P1" svg:width="0.45cm" svg:height="0.5cm" svg:x="0.563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394cm" table:end-y="0.5cm" draw:z-index="741" draw:name="Grafik 15" draw:style-name="gr1" draw:text-style-name="P1" svg:width="0.4cm" svg:height="0.5cm" svg:x="0.562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392cm" table:end-y="0.5cm" draw:z-index="742" draw:name="Grafik 15" draw:style-name="gr1" draw:text-style-name="P1" svg:width="0.4cm" svg:height="0.5cm" svg:x="0.56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492cm" table:end-y="0.5cm" draw:z-index="723" draw:name="Grafik 18" draw:style-name="gr1" draw:text-style-name="P1" svg:width="0.5cm" svg:height="0.5cm" svg:x="0.559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N16" table:end-x="0.39cm" table:end-y="0.5cm" draw:z-index="744" draw:name="Grafik 15" draw:style-name="gr1" draw:text-style-name="P1" svg:width="0.4cm" svg:height="0.5cm" svg:x="0.558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6:70</text:p>
          </table:table-cell>
          <table:table-cell office:value-type="string">
            <text:p>45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5</text:p>
          </table:table-cell>
          <table:table-cell>
            <draw:frame table:end-cell-address="Tabelle1.C17" table:end-x="0.489cm" table:end-y="0.501cm" draw:z-index="86" draw:name="Grafik 5" draw:style-name="gr1" draw:text-style-name="P1" svg:width="0.45cm" svg:height="0.5cm" svg:x="0.03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82cm" table:end-y="0.501cm" draw:z-index="221" draw:name="Grafik 6" draw:style-name="gr1" draw:text-style-name="P1" svg:width="0.45cm" svg:height="0.5cm" svg:x="0.03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81cm" table:end-y="0.501cm" draw:z-index="232" draw:name="Grafik 2" draw:style-name="gr1" draw:text-style-name="P1" svg:width="0.45cm" svg:height="0.5cm" svg:x="0.03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3cm" table:end-y="0.501cm" draw:z-index="193" draw:name="Grafik 19" draw:style-name="gr1" draw:text-style-name="P1" svg:width="0.4cm" svg:height="0.5cm" svg:x="0.03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28cm" table:end-y="0.501cm" draw:z-index="244" draw:name="Grafik 3" draw:style-name="gr1" draw:text-style-name="P1" svg:width="0.4cm" svg:height="0.5cm" svg:x="0.02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28cm" table:end-y="0.501cm" draw:z-index="245" draw:name="Grafik 3" draw:style-name="gr1" draw:text-style-name="P1" svg:width="0.4cm" svg:height="0.5cm" svg:x="0.02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526cm" table:end-y="0.501cm" draw:z-index="206" draw:name="Grafik 17" draw:style-name="gr1" draw:text-style-name="P1" svg:width="0.5cm" svg:height="0.5cm" svg:x="0.026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76cm" table:end-y="0.383cm" draw:z-index="143" draw:name="Grafik 20" draw:style-name="gr1" draw:text-style-name="P1" svg:width="0.45cm" svg:height="0.381cm" svg:x="0.026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24cm" table:end-y="0.501cm" draw:z-index="198" draw:name="Grafik 19" draw:style-name="gr1" draw:text-style-name="P1" svg:width="0.4cm" svg:height="0.5cm" svg:x="0.024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73cm" table:end-y="0.501cm" draw:z-index="229" draw:name="Grafik 6" draw:style-name="gr1" draw:text-style-name="P1" svg:width="0.45cm" svg:height="0.5cm" svg:x="0.02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72cm" table:end-y="0.501cm" draw:z-index="578" draw:name="Grafik 6" draw:style-name="gr1" draw:text-style-name="P1" svg:width="0.45cm" svg:height="0.5cm" svg:x="0.02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7cm" table:end-y="0.501cm" draw:z-index="579" draw:name="Grafik 6" draw:style-name="gr1" draw:text-style-name="P1" svg:width="0.45cm" svg:height="0.5cm" svg:x="0.0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19cm" table:end-y="0.501cm" draw:z-index="411" draw:name="Grafik 2" draw:style-name="gr1" draw:text-style-name="P1" svg:width="0.4cm" svg:height="0.5cm" svg:x="0.019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518cm" table:end-y="0.501cm" draw:z-index="454" draw:name="Grafik 18" draw:style-name="gr1" draw:text-style-name="P1" svg:width="0.5cm" svg:height="0.5cm" svg:x="0.01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17cm" table:end-y="0.501cm" draw:z-index="604" draw:name="Grafik 19" draw:style-name="gr1" draw:text-style-name="P1" svg:width="0.4cm" svg:height="0.5cm" svg:x="0.017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516cm" table:end-y="0.501cm" draw:z-index="456" draw:name="Grafik 18" draw:style-name="gr1" draw:text-style-name="P1" svg:width="0.5cm" svg:height="0.5cm" svg:x="0.01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15cm" table:end-y="0.501cm" draw:z-index="606" draw:name="Grafik 19" draw:style-name="gr1" draw:text-style-name="P1" svg:width="0.4cm" svg:height="0.5cm" svg:x="0.015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17" table:end-x="0.513cm" table:end-y="0.501cm" draw:z-index="458" draw:name="Grafik 18" draw:style-name="gr1" draw:text-style-name="P1" svg:width="0.5cm" svg:height="0.5cm" svg:x="0.01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17" table:end-x="0.513cm" table:end-y="0.501cm" draw:z-index="459" draw:name="Grafik 18" draw:style-name="gr1" draw:text-style-name="P1" svg:width="0.5cm" svg:height="0.5cm" svg:x="0.01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17" table:end-x="0.511cm" table:end-y="0.501cm" draw:z-index="461" draw:name="Grafik 18" draw:style-name="gr1" draw:text-style-name="P1" svg:width="0.5cm" svg:height="0.5cm" svg:x="0.011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17" table:end-x="0.511cm" table:end-y="0.501cm" draw:z-index="462" draw:name="Grafik 18" draw:style-name="gr1" draw:text-style-name="P1" svg:width="0.5cm" svg:height="0.5cm" svg:x="0.011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17" table:end-x="0.459cm" table:end-y="0.501cm" draw:z-index="589" draw:name="Grafik 6" draw:style-name="gr1" draw:text-style-name="P1" svg:width="0.45cm" svg:height="0.5cm" svg:x="0.009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08cm" table:end-y="0.501cm" draw:z-index="442" draw:name="Grafik 11" draw:style-name="gr1" draw:text-style-name="P1" svg:width="0.4cm" svg:height="0.5cm" svg:x="0.00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07cm" table:end-y="0.501cm" draw:z-index="613" draw:name="Grafik 19" draw:style-name="gr1" draw:text-style-name="P1" svg:width="0.4cm" svg:height="0.5cm" svg:x="0.007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505cm" table:end-y="0.501cm" draw:z-index="465" draw:name="Grafik 18" draw:style-name="gr1" draw:text-style-name="P1" svg:width="0.5cm" svg:height="0.5cm" svg:x="0.005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55cm" table:end-y="0.501cm" draw:z-index="593" draw:name="Grafik 6" draw:style-name="gr1" draw:text-style-name="P1" svg:width="0.45cm" svg:height="0.5cm" svg:x="0.00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503cm" table:end-y="0.501cm" draw:z-index="467" draw:name="Grafik 18" draw:style-name="gr1" draw:text-style-name="P1" svg:width="0.5cm" svg:height="0.5cm" svg:x="0.00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52cm" table:end-y="0.501cm" draw:z-index="595" draw:name="Grafik 6" draw:style-name="gr1" draw:text-style-name="P1" svg:width="0.45cm" svg:height="0.5cm" svg:x="0.00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501cm" table:end-y="0.501cm" draw:z-index="490" draw:name="Grafik 17" draw:style-name="gr1" draw:text-style-name="P1" svg:width="0.5cm" svg:height="0.5cm" svg:x="0.001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93cm" table:end-y="0.501cm" draw:z-index="13" draw:name="Grafik 17" draw:style-name="gr1" draw:text-style-name="P1" svg:width="0.5cm" svg:height="0.5cm" svg:x="0.56cm" svg:y="0.001cm">
              <draw:image xlink:href="Pictures/10000201000004B0000004B03C1D3EAB.png" xlink:type="simple" xlink:show="embed" xlink:actuate="onLoad">
                <text:p/>
              </draw:image>
            </draw:frame>
            <draw:frame table:end-cell-address="Tabelle1.AF17" table:end-x="0.5cm" table:end-y="0.501cm" draw:z-index="491" draw:name="Grafik 17" draw:style-name="gr1" draw:text-style-name="P1" svg:width="0.5cm" svg:height="0.5cm" svg:x="0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98cm" table:end-y="0.501cm" draw:z-index="492" draw:name="Grafik 17" draw:style-name="gr1" draw:text-style-name="P1" svg:width="0.5cm" svg:height="0.5cm" svg:x="0.566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96cm" table:end-y="0.501cm" draw:z-index="657" draw:name="Grafik 18" draw:style-name="gr1" draw:text-style-name="P1" svg:width="0.5cm" svg:height="0.5cm" svg:x="0.56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96cm" table:end-y="0.501cm" draw:z-index="720" draw:name="Grafik 18" draw:style-name="gr1" draw:text-style-name="P1" svg:width="0.5cm" svg:height="0.5cm" svg:x="0.56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44cm" table:end-y="0.501cm" draw:z-index="711" draw:name="Grafik 6" draw:style-name="gr1" draw:text-style-name="P1" svg:width="0.45cm" svg:height="0.5cm" svg:x="0.56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442cm" table:end-y="0.501cm" draw:z-index="712" draw:name="Grafik 6" draw:style-name="gr1" draw:text-style-name="P1" svg:width="0.45cm" svg:height="0.5cm" svg:x="0.5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442cm" table:end-y="0.501cm" draw:z-index="713" draw:name="Grafik 6" draw:style-name="gr1" draw:text-style-name="P1" svg:width="0.45cm" svg:height="0.5cm" svg:x="0.559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N17" table:end-x="0.44cm" table:end-y="0.501cm" draw:z-index="714" draw:name="Grafik 6" draw:style-name="gr1" draw:text-style-name="P1" svg:width="0.45cm" svg:height="0.5cm" svg:x="0.558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5:68</text:p>
          </table:table-cell>
          <table:table-cell office:value-type="string">
            <text:p>40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6</text:p>
          </table:table-cell>
          <table:table-cell>
            <draw:frame table:end-cell-address="Tabelle1.C18" table:end-x="0.533cm" table:end-y="0.5cm" draw:z-index="201" draw:name="Grafik 17" draw:style-name="gr1" draw:text-style-name="P1" svg:width="0.5cm" svg:height="0.5cm" svg:x="0.03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82cm" table:end-y="0.5cm" draw:z-index="231" draw:name="Grafik 2" draw:style-name="gr1" draw:text-style-name="P1" svg:width="0.45cm" svg:height="0.5cm" svg:x="0.03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531cm" table:end-y="0.5cm" draw:z-index="182" draw:name="Grafik 18" draw:style-name="gr1" draw:text-style-name="P1" svg:width="0.5cm" svg:height="0.5cm" svg:x="0.03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8cm" table:end-y="0.5cm" draw:z-index="233" draw:name="Grafik 2" draw:style-name="gr1" draw:text-style-name="P1" svg:width="0.45cm" svg:height="0.5cm" svg:x="0.0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78cm" table:end-y="0.382cm" draw:z-index="140" draw:name="Grafik 20" draw:style-name="gr1" draw:text-style-name="P1" svg:width="0.45cm" svg:height="0.381cm" svg:x="0.028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78cm" table:end-y="0.5cm" draw:z-index="225" draw:name="Grafik 6" draw:style-name="gr1" draw:text-style-name="P1" svg:width="0.45cm" svg:height="0.5cm" svg:x="0.02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26cm" table:end-y="0.5cm" draw:z-index="216" draw:name="Grafik 11" draw:style-name="gr1" draw:text-style-name="P1" svg:width="0.4cm" svg:height="0.5cm" svg:x="0.02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26cm" table:end-y="0.5cm" draw:z-index="217" draw:name="Grafik 11" draw:style-name="gr1" draw:text-style-name="P1" svg:width="0.4cm" svg:height="0.5cm" svg:x="0.02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24cm" table:end-y="0.5cm" draw:z-index="218" draw:name="Grafik 11" draw:style-name="gr1" draw:text-style-name="P1" svg:width="0.4cm" svg:height="0.5cm" svg:x="0.024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23cm" table:end-y="0.5cm" draw:z-index="219" draw:name="Grafik 11" draw:style-name="gr1" draw:text-style-name="P1" svg:width="0.4cm" svg:height="0.5cm" svg:x="0.02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22cm" table:end-y="0.5cm" draw:z-index="430" draw:name="Grafik 11" draw:style-name="gr1" draw:text-style-name="P1" svg:width="0.4cm" svg:height="0.5cm" svg:x="0.022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2cm" table:end-y="0.5cm" draw:z-index="601" draw:name="Grafik 19" draw:style-name="gr1" draw:text-style-name="P1" svg:width="0.4cm" svg:height="0.5cm" svg:x="0.0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19cm" table:end-y="0.5cm" draw:z-index="602" draw:name="Grafik 19" draw:style-name="gr1" draw:text-style-name="P1" svg:width="0.4cm" svg:height="0.5cm" svg:x="0.019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68cm" table:end-y="0.5cm" draw:z-index="517" draw:name="Grafik 2" draw:style-name="gr1" draw:text-style-name="P1" svg:width="0.45cm" svg:height="0.5cm" svg:x="0.01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67cm" table:end-y="0.5cm" draw:z-index="518" draw:name="Grafik 2" draw:style-name="gr1" draw:text-style-name="P1" svg:width="0.45cm" svg:height="0.5cm" svg:x="0.01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16cm" table:end-y="0.5cm" draw:z-index="605" draw:name="Grafik 19" draw:style-name="gr1" draw:text-style-name="P1" svg:width="0.4cm" svg:height="0.5cm" svg:x="0.016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65cm" table:end-y="0.5cm" draw:z-index="520" draw:name="Grafik 2" draw:style-name="gr1" draw:text-style-name="P1" svg:width="0.45cm" svg:height="0.5cm" svg:x="0.01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18" table:end-x="0.413cm" table:end-y="0.5cm" draw:z-index="437" draw:name="Grafik 11" draw:style-name="gr1" draw:text-style-name="P1" svg:width="0.4cm" svg:height="0.5cm" svg:x="0.01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18" table:end-x="0.413cm" table:end-y="0.5cm" draw:z-index="438" draw:name="Grafik 11" draw:style-name="gr1" draw:text-style-name="P1" svg:width="0.4cm" svg:height="0.5cm" svg:x="0.01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18" table:end-x="0.461cm" table:end-y="0.5cm" draw:z-index="523" draw:name="Grafik 2" draw:style-name="gr1" draw:text-style-name="P1" svg:width="0.45cm" svg:height="0.5cm" svg:x="0.01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18" table:end-x="0.461cm" table:end-y="0.5cm" draw:z-index="588" draw:name="Grafik 6" draw:style-name="gr1" draw:text-style-name="P1" svg:width="0.45cm" svg:height="0.5cm" svg:x="0.01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18" table:end-x="0.409cm" table:end-y="0.5cm" draw:z-index="441" draw:name="Grafik 11" draw:style-name="gr1" draw:text-style-name="P1" svg:width="0.4cm" svg:height="0.5cm" svg:x="0.009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58cm" table:end-y="0.5cm" draw:z-index="590" draw:name="Grafik 6" draw:style-name="gr1" draw:text-style-name="P1" svg:width="0.45cm" svg:height="0.5cm" svg:x="0.00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07cm" table:end-y="0.5cm" draw:z-index="443" draw:name="Grafik 11" draw:style-name="gr1" draw:text-style-name="P1" svg:width="0.4cm" svg:height="0.5cm" svg:x="0.007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05cm" table:end-y="0.5cm" draw:z-index="444" draw:name="Grafik 11" draw:style-name="gr1" draw:text-style-name="P1" svg:width="0.4cm" svg:height="0.5cm" svg:x="0.005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505cm" table:end-y="0.5cm" draw:z-index="466" draw:name="Grafik 18" draw:style-name="gr1" draw:text-style-name="P1" svg:width="0.5cm" svg:height="0.5cm" svg:x="0.005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503cm" table:end-y="0.5cm" draw:z-index="488" draw:name="Grafik 17" draw:style-name="gr1" draw:text-style-name="P1" svg:width="0.5cm" svg:height="0.5cm" svg:x="0.00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502cm" table:end-y="0.5cm" draw:z-index="489" draw:name="Grafik 17" draw:style-name="gr1" draw:text-style-name="P1" svg:width="0.5cm" svg:height="0.5cm" svg:x="0.00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451cm" table:end-y="0.5cm" draw:z-index="596" draw:name="Grafik 6" draw:style-name="gr1" draw:text-style-name="P1" svg:width="0.45cm" svg:height="0.5cm" svg:x="0.00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393cm" table:end-y="0.5cm" draw:z-index="14" draw:name="Grafik 11" draw:style-name="gr1" draw:text-style-name="P1" svg:width="0.4cm" svg:height="0.5cm" svg:x="0.56cm" svg:y="0cm">
              <draw:image xlink:href="Pictures/10000201000004B000000559F12775E8.png" xlink:type="simple" xlink:show="embed" xlink:actuate="onLoad">
                <text:p/>
              </draw:image>
            </draw:frame>
            <draw:frame table:end-cell-address="Tabelle1.AF18" table:end-x="0.4cm" table:end-y="0.5cm" draw:z-index="449" draw:name="Grafik 11" draw:style-name="gr1" draw:text-style-name="P1" svg:width="0.4cm" svg:height="0.5cm" svg:x="0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398cm" table:end-y="0.5cm" draw:z-index="450" draw:name="Grafik 11" draw:style-name="gr1" draw:text-style-name="P1" svg:width="0.4cm" svg:height="0.5cm" svg:x="0.56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96cm" table:end-y="0.5cm" draw:z-index="659" draw:name="Grafik 17" draw:style-name="gr1" draw:text-style-name="P1" svg:width="0.5cm" svg:height="0.5cm" svg:x="0.564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396cm" table:end-y="0.5cm" draw:z-index="715" draw:name="Grafik 11" draw:style-name="gr1" draw:text-style-name="P1" svg:width="0.4cm" svg:height="0.5cm" svg:x="0.56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394cm" table:end-y="0.5cm" draw:z-index="716" draw:name="Grafik 11" draw:style-name="gr1" draw:text-style-name="P1" svg:width="0.4cm" svg:height="0.5cm" svg:x="0.562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392cm" table:end-y="0.5cm" draw:z-index="717" draw:name="Grafik 11" draw:style-name="gr1" draw:text-style-name="P1" svg:width="0.4cm" svg:height="0.5cm" svg:x="0.5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392cm" table:end-y="0.5cm" draw:z-index="718" draw:name="Grafik 11" draw:style-name="gr1" draw:text-style-name="P1" svg:width="0.4cm" svg:height="0.5cm" svg:x="0.559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N18" table:end-x="0.39cm" table:end-y="0.5cm" draw:z-index="719" draw:name="Grafik 11" draw:style-name="gr1" draw:text-style-name="P1" svg:width="0.4cm" svg:height="0.5cm" svg:x="0.558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5:65</text:p>
          </table:table-cell>
          <table:table-cell office:value-type="string">
            <text:p>39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7</text:p>
          </table:table-cell>
          <table:table-cell>
            <draw:frame table:end-cell-address="Tabelle1.C19" table:end-x="0.483cm" table:end-y="0.501cm" draw:z-index="230" draw:name="Grafik 2" draw:style-name="gr1" draw:text-style-name="P1" svg:width="0.45cm" svg:height="0.5cm" svg:x="0.03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87cm" table:end-y="0.501cm" draw:z-index="87" draw:name="Grafik 5" draw:style-name="gr1" draw:text-style-name="P1" svg:width="0.45cm" svg:height="0.5cm" svg:x="0.037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31cm" table:end-y="0.501cm" draw:z-index="212" draw:name="Grafik 11" draw:style-name="gr1" draw:text-style-name="P1" svg:width="0.4cm" svg:height="0.5cm" svg:x="0.03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3cm" table:end-y="0.501cm" draw:z-index="253" draw:name="Grafik 2" draw:style-name="gr1" draw:text-style-name="P1" svg:width="0.4cm" svg:height="0.5cm" svg:x="0.0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78cm" table:end-y="0.501cm" draw:z-index="234" draw:name="Grafik 2" draw:style-name="gr1" draw:text-style-name="P1" svg:width="0.45cm" svg:height="0.5cm" svg:x="0.02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78cm" table:end-y="0.383cm" draw:z-index="141" draw:name="Grafik 20" draw:style-name="gr1" draw:text-style-name="P1" svg:width="0.45cm" svg:height="0.381cm" svg:x="0.028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26cm" table:end-y="0.501cm" draw:z-index="246" draw:name="Grafik 3" draw:style-name="gr1" draw:text-style-name="P1" svg:width="0.4cm" svg:height="0.5cm" svg:x="0.02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26cm" table:end-y="0.501cm" draw:z-index="247" draw:name="Grafik 3" draw:style-name="gr1" draw:text-style-name="P1" svg:width="0.4cm" svg:height="0.5cm" svg:x="0.02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74cm" table:end-y="0.501cm" draw:z-index="238" draw:name="Grafik 2" draw:style-name="gr1" draw:text-style-name="P1" svg:width="0.45cm" svg:height="0.5cm" svg:x="0.02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73cm" table:end-y="0.501cm" draw:z-index="239" draw:name="Grafik 2" draw:style-name="gr1" draw:text-style-name="P1" svg:width="0.45cm" svg:height="0.5cm" svg:x="0.02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522cm" table:end-y="0.501cm" draw:z-index="451" draw:name="Grafik 18" draw:style-name="gr1" draw:text-style-name="P1" svg:width="0.5cm" svg:height="0.5cm" svg:x="0.02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2cm" table:end-y="0.501cm" draw:z-index="431" draw:name="Grafik 11" draw:style-name="gr1" draw:text-style-name="P1" svg:width="0.4cm" svg:height="0.5cm" svg:x="0.02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69cm" table:end-y="0.501cm" draw:z-index="580" draw:name="Grafik 6" draw:style-name="gr1" draw:text-style-name="P1" svg:width="0.45cm" svg:height="0.5cm" svg:x="0.019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18cm" table:end-y="0.501cm" draw:z-index="412" draw:name="Grafik 2" draw:style-name="gr1" draw:text-style-name="P1" svg:width="0.4cm" svg:height="0.5cm" svg:x="0.01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17cm" table:end-y="0.501cm" draw:z-index="413" draw:name="Grafik 2" draw:style-name="gr1" draw:text-style-name="P1" svg:width="0.4cm" svg:height="0.5cm" svg:x="0.01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66cm" table:end-y="0.501cm" draw:z-index="583" draw:name="Grafik 6" draw:style-name="gr1" draw:text-style-name="P1" svg:width="0.45cm" svg:height="0.5cm" svg:x="0.01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15cm" table:end-y="0.501cm" draw:z-index="436" draw:name="Grafik 11" draw:style-name="gr1" draw:text-style-name="P1" svg:width="0.4cm" svg:height="0.5cm" svg:x="0.01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19" table:end-x="0.463cm" table:end-y="0.501cm" draw:z-index="521" draw:name="Grafik 2" draw:style-name="gr1" draw:text-style-name="P1" svg:width="0.45cm" svg:height="0.5cm" svg:x="0.01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19" table:end-x="0.463cm" table:end-y="0.501cm" draw:z-index="522" draw:name="Grafik 2" draw:style-name="gr1" draw:text-style-name="P1" svg:width="0.45cm" svg:height="0.5cm" svg:x="0.01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19" table:end-x="0.411cm" table:end-y="0.501cm" draw:z-index="439" draw:name="Grafik 11" draw:style-name="gr1" draw:text-style-name="P1" svg:width="0.4cm" svg:height="0.5cm" svg:x="0.01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19" table:end-x="0.461cm" table:end-y="0.501cm" draw:z-index="524" draw:name="Grafik 2" draw:style-name="gr1" draw:text-style-name="P1" svg:width="0.45cm" svg:height="0.5cm" svg:x="0.01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19" table:end-x="0.459cm" table:end-y="0.501cm" draw:z-index="525" draw:name="Grafik 2" draw:style-name="gr1" draw:text-style-name="P1" svg:width="0.45cm" svg:height="0.5cm" svg:x="0.00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508cm" table:end-y="0.501cm" draw:z-index="463" draw:name="Grafik 18" draw:style-name="gr1" draw:text-style-name="P1" svg:width="0.5cm" svg:height="0.5cm" svg:x="0.00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57cm" table:end-y="0.501cm" draw:z-index="591" draw:name="Grafik 6" draw:style-name="gr1" draw:text-style-name="P1" svg:width="0.45cm" svg:height="0.5cm" svg:x="0.007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55cm" table:end-y="0.501cm" draw:z-index="592" draw:name="Grafik 6" draw:style-name="gr1" draw:text-style-name="P1" svg:width="0.45cm" svg:height="0.5cm" svg:x="0.00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55cm" table:end-y="0.501cm" draw:z-index="527" draw:name="Grafik 2" draw:style-name="gr1" draw:text-style-name="P1" svg:width="0.45cm" svg:height="0.5cm" svg:x="0.00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53cm" table:end-y="0.501cm" draw:z-index="530" draw:name="Grafik 2" draw:style-name="gr1" draw:text-style-name="P1" svg:width="0.45cm" svg:height="0.5cm" svg:x="0.00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402cm" table:end-y="0.501cm" draw:z-index="447" draw:name="Grafik 11" draw:style-name="gr1" draw:text-style-name="P1" svg:width="0.4cm" svg:height="0.5cm" svg:x="0.002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01cm" table:end-y="0.501cm" draw:z-index="448" draw:name="Grafik 11" draw:style-name="gr1" draw:text-style-name="P1" svg:width="0.4cm" svg:height="0.5cm" svg:x="0.00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49cm" table:end-y="0.501cm" draw:z-index="149" draw:name="Grafik 6" draw:style-name="gr1" draw:text-style-name="P1" svg:width="0.45cm" svg:height="0.5cm" svg:x="0.566cm" svg:y="0.001cm">
              <draw:image xlink:href="Pictures/100002010000013C0000013C0D50E003.png" xlink:type="simple" xlink:show="embed" xlink:actuate="onLoad">
                <text:p/>
              </draw:image>
            </draw:frame>
            <draw:frame table:end-cell-address="Tabelle1.AF19" table:end-x="0.45cm" table:end-y="0.501cm" draw:z-index="597" draw:name="Grafik 6" draw:style-name="gr1" draw:text-style-name="P1" svg:width="0.45cm" svg:height="0.5cm" svg:x="0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48cm" table:end-y="0.501cm" draw:z-index="598" draw:name="Grafik 6" draw:style-name="gr1" draw:text-style-name="P1" svg:width="0.45cm" svg:height="0.5cm" svg:x="0.56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396cm" table:end-y="0.501cm" draw:z-index="658" draw:name="Grafik 11" draw:style-name="gr1" draw:text-style-name="P1" svg:width="0.4cm" svg:height="0.5cm" svg:x="0.564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496cm" table:end-y="0.501cm" draw:z-index="695" draw:name="Grafik 17" draw:style-name="gr1" draw:text-style-name="P1" svg:width="0.5cm" svg:height="0.5cm" svg:x="0.563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494cm" table:end-y="0.501cm" draw:z-index="696" draw:name="Grafik 17" draw:style-name="gr1" draw:text-style-name="P1" svg:width="0.5cm" svg:height="0.5cm" svg:x="0.562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492cm" table:end-y="0.501cm" draw:z-index="697" draw:name="Grafik 17" draw:style-name="gr1" draw:text-style-name="P1" svg:width="0.5cm" svg:height="0.5cm" svg:x="0.56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492cm" table:end-y="0.501cm" draw:z-index="698" draw:name="Grafik 17" draw:style-name="gr1" draw:text-style-name="P1" svg:width="0.5cm" svg:height="0.5cm" svg:x="0.559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N19" table:end-x="0.49cm" table:end-y="0.501cm" draw:z-index="699" draw:name="Grafik 17" draw:style-name="gr1" draw:text-style-name="P1" svg:width="0.5cm" svg:height="0.5cm" svg:x="0.558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60</text:p>
          </table:table-cell>
          <table:table-cell office:value-type="string">
            <text:p>36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8</text:p>
          </table:table-cell>
          <table:table-cell>
            <draw:frame table:end-cell-address="Tabelle1.C20" table:end-x="0.433cm" table:end-y="0.501cm" draw:z-index="240" draw:name="Grafik 3" draw:style-name="gr1" draw:text-style-name="P1" svg:width="0.4cm" svg:height="0.5cm" svg:x="0.03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D20" table:end-x="0.432cm" table:end-y="0.501cm" draw:z-index="241" draw:name="Grafik 3" draw:style-name="gr1" draw:text-style-name="P1" svg:width="0.4cm" svg:height="0.5cm" svg:x="0.03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481cm" table:end-y="0.501cm" draw:z-index="222" draw:name="Grafik 6" draw:style-name="gr1" draw:text-style-name="P1" svg:width="0.45cm" svg:height="0.5cm" svg:x="0.031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53cm" table:end-y="0.501cm" draw:z-index="183" draw:name="Grafik 18" draw:style-name="gr1" draw:text-style-name="P1" svg:width="0.5cm" svg:height="0.5cm" svg:x="0.0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28cm" table:end-y="0.501cm" draw:z-index="254" draw:name="Grafik 2" draw:style-name="gr1" draw:text-style-name="P1" svg:width="0.4cm" svg:height="0.5cm" svg:x="0.02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528cm" table:end-y="0.501cm" draw:z-index="185" draw:name="Grafik 18" draw:style-name="gr1" draw:text-style-name="P1" svg:width="0.5cm" svg:height="0.5cm" svg:x="0.02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526cm" table:end-y="0.501cm" draw:z-index="186" draw:name="Grafik 18" draw:style-name="gr1" draw:text-style-name="P1" svg:width="0.5cm" svg:height="0.5cm" svg:x="0.02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426cm" table:end-y="0.501cm" draw:z-index="257" draw:name="Grafik 2" draw:style-name="gr1" draw:text-style-name="P1" svg:width="0.4cm" svg:height="0.5cm" svg:x="0.026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24cm" table:end-y="0.501cm" draw:z-index="248" draw:name="Grafik 3" draw:style-name="gr1" draw:text-style-name="P1" svg:width="0.4cm" svg:height="0.5cm" svg:x="0.02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23cm" table:end-y="0.501cm" draw:z-index="249" draw:name="Grafik 3" draw:style-name="gr1" draw:text-style-name="P1" svg:width="0.4cm" svg:height="0.5cm" svg:x="0.02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22cm" table:end-y="0.501cm" draw:z-index="409" draw:name="Grafik 2" draw:style-name="gr1" draw:text-style-name="P1" svg:width="0.4cm" svg:height="0.5cm" svg:x="0.02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7cm" table:end-y="0.501cm" draw:z-index="515" draw:name="Grafik 2" draw:style-name="gr1" draw:text-style-name="P1" svg:width="0.45cm" svg:height="0.5cm" svg:x="0.0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19cm" table:end-y="0.501cm" draw:z-index="432" draw:name="Grafik 11" draw:style-name="gr1" draw:text-style-name="P1" svg:width="0.4cm" svg:height="0.5cm" svg:x="0.019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18cm" table:end-y="0.501cm" draw:z-index="433" draw:name="Grafik 11" draw:style-name="gr1" draw:text-style-name="P1" svg:width="0.4cm" svg:height="0.5cm" svg:x="0.01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17cm" table:end-y="0.501cm" draw:z-index="434" draw:name="Grafik 11" draw:style-name="gr1" draw:text-style-name="P1" svg:width="0.4cm" svg:height="0.5cm" svg:x="0.017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16cm" table:end-y="0.501cm" draw:z-index="414" draw:name="Grafik 2" draw:style-name="gr1" draw:text-style-name="P1" svg:width="0.4cm" svg:height="0.5cm" svg:x="0.016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65cm" table:end-y="0.501cm" draw:z-index="584" draw:name="Grafik 6" draw:style-name="gr1" draw:text-style-name="P1" svg:width="0.45cm" svg:height="0.5cm" svg:x="0.01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20" table:end-x="0.463cm" table:end-y="0.501cm" draw:z-index="585" draw:name="Grafik 6" draw:style-name="gr1" draw:text-style-name="P1" svg:width="0.45cm" svg:height="0.5cm" svg:x="0.01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20" table:end-x="0.463cm" table:end-y="0.501cm" draw:z-index="586" draw:name="Grafik 6" draw:style-name="gr1" draw:text-style-name="P1" svg:width="0.45cm" svg:height="0.5cm" svg:x="0.01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20" table:end-x="0.461cm" table:end-y="0.501cm" draw:z-index="587" draw:name="Grafik 6" draw:style-name="gr1" draw:text-style-name="P1" svg:width="0.45cm" svg:height="0.5cm" svg:x="0.011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20" table:end-x="0.411cm" table:end-y="0.501cm" draw:z-index="440" draw:name="Grafik 11" draw:style-name="gr1" draw:text-style-name="P1" svg:width="0.4cm" svg:height="0.5cm" svg:x="0.01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20" table:end-x="0.509cm" table:end-y="0.501cm" draw:z-index="460" draw:name="Grafik 18" draw:style-name="gr1" draw:text-style-name="P1" svg:width="0.5cm" svg:height="0.5cm" svg:x="0.009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58cm" table:end-y="0.501cm" draw:z-index="526" draw:name="Grafik 2" draw:style-name="gr1" draw:text-style-name="P1" svg:width="0.45cm" svg:height="0.5cm" svg:x="0.00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57cm" table:end-y="0.501cm" draw:z-index="528" draw:name="Grafik 2" draw:style-name="gr1" draw:text-style-name="P1" svg:width="0.45cm" svg:height="0.5cm" svg:x="0.00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55cm" table:end-y="0.501cm" draw:z-index="529" draw:name="Grafik 2" draw:style-name="gr1" draw:text-style-name="P1" svg:width="0.45cm" svg:height="0.5cm" svg:x="0.00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05cm" table:end-y="0.501cm" draw:z-index="445" draw:name="Grafik 11" draw:style-name="gr1" draw:text-style-name="P1" svg:width="0.4cm" svg:height="0.5cm" svg:x="0.00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03cm" table:end-y="0.501cm" draw:z-index="446" draw:name="Grafik 11" draw:style-name="gr1" draw:text-style-name="P1" svg:width="0.4cm" svg:height="0.5cm" svg:x="0.003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452cm" table:end-y="0.501cm" draw:z-index="531" draw:name="Grafik 2" draw:style-name="gr1" draw:text-style-name="P1" svg:width="0.45cm" svg:height="0.5cm" svg:x="0.00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451cm" table:end-y="0.501cm" draw:z-index="532" draw:name="Grafik 2" draw:style-name="gr1" draw:text-style-name="P1" svg:width="0.45cm" svg:height="0.5cm" svg:x="0.00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449cm" table:end-y="0.501cm" draw:z-index="148" draw:name="Grafik 2" draw:style-name="gr1" draw:text-style-name="P1" svg:width="0.45cm" svg:height="0.5cm" svg:x="0.566cm" svg:y="0.001cm">
              <draw:image xlink:href="Pictures/10000000000000DC000000E5082E761E.jpg" xlink:type="simple" xlink:show="embed" xlink:actuate="onLoad">
                <text:p/>
              </draw:image>
            </draw:frame>
            <draw:frame table:end-cell-address="Tabelle1.AF20" table:end-x="0.45cm" table:end-y="0.501cm" draw:z-index="533" draw:name="Grafik 2" draw:style-name="gr1" draw:text-style-name="P1" svg:width="0.45cm" svg:height="0.5cm" svg:x="0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448cm" table:end-y="0.501cm" draw:z-index="534" draw:name="Grafik 2" draw:style-name="gr1" draw:text-style-name="P1" svg:width="0.45cm" svg:height="0.5cm" svg:x="0.56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446cm" table:end-y="0.501cm" draw:z-index="647" draw:name="Grafik 2" draw:style-name="gr1" draw:text-style-name="P1" svg:width="0.45cm" svg:height="0.5cm" svg:x="0.56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446cm" table:end-y="0.501cm" draw:z-index="700" draw:name="Grafik 2" draw:style-name="gr1" draw:text-style-name="P1" svg:width="0.45cm" svg:height="0.5cm" svg:x="0.56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444cm" table:end-y="0.501cm" draw:z-index="701" draw:name="Grafik 2" draw:style-name="gr1" draw:text-style-name="P1" svg:width="0.45cm" svg:height="0.5cm" svg:x="0.56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442cm" table:end-y="0.501cm" draw:z-index="702" draw:name="Grafik 2" draw:style-name="gr1" draw:text-style-name="P1" svg:width="0.45cm" svg:height="0.5cm" svg:x="0.5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442cm" table:end-y="0.501cm" draw:z-index="703" draw:name="Grafik 2" draw:style-name="gr1" draw:text-style-name="P1" svg:width="0.45cm" svg:height="0.5cm" svg:x="0.55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N20" table:end-x="0.44cm" table:end-y="0.501cm" draw:z-index="704" draw:name="Grafik 2" draw:style-name="gr1" draw:text-style-name="P1" svg:width="0.45cm" svg:height="0.5cm" svg:x="0.55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4:69</text:p>
          </table:table-cell>
          <table:table-cell office:value-type="string">
            <text:p>34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9</text:p>
          </table:table-cell>
          <table:table-cell>
            <draw:frame table:end-cell-address="Tabelle1.C21" table:end-x="0.433cm" table:end-y="0.5cm" draw:z-index="250" draw:name="Grafik 2" draw:style-name="gr1" draw:text-style-name="P1" svg:width="0.4cm" svg:height="0.5cm" svg:x="0.03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482cm" table:end-y="0.382cm" draw:z-index="137" draw:name="Grafik 20" draw:style-name="gr1" draw:text-style-name="P1" svg:width="0.45cm" svg:height="0.381cm" svg:x="0.032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31cm" table:end-y="0.5cm" draw:z-index="252" draw:name="Grafik 2" draw:style-name="gr1" draw:text-style-name="P1" svg:width="0.4cm" svg:height="0.5cm" svg:x="0.031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48cm" table:end-y="0.5cm" draw:z-index="223" draw:name="Grafik 6" draw:style-name="gr1" draw:text-style-name="P1" svg:width="0.45cm" svg:height="0.5cm" svg:x="0.03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528cm" table:end-y="0.5cm" draw:z-index="184" draw:name="Grafik 18" draw:style-name="gr1" draw:text-style-name="P1" svg:width="0.5cm" svg:height="0.5cm" svg:x="0.028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78cm" table:end-y="0.5cm" draw:z-index="235" draw:name="Grafik 2" draw:style-name="gr1" draw:text-style-name="P1" svg:width="0.45cm" svg:height="0.5cm" svg:x="0.02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76cm" table:end-y="0.5cm" draw:z-index="236" draw:name="Grafik 2" draw:style-name="gr1" draw:text-style-name="P1" svg:width="0.45cm" svg:height="0.5cm" svg:x="0.02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526cm" table:end-y="0.5cm" draw:z-index="187" draw:name="Grafik 18" draw:style-name="gr1" draw:text-style-name="P1" svg:width="0.5cm" svg:height="0.5cm" svg:x="0.026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24cm" table:end-y="0.5cm" draw:z-index="258" draw:name="Grafik 2" draw:style-name="gr1" draw:text-style-name="P1" svg:width="0.4cm" svg:height="0.5cm" svg:x="0.024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523cm" table:end-y="0.5cm" draw:z-index="189" draw:name="Grafik 18" draw:style-name="gr1" draw:text-style-name="P1" svg:width="0.5cm" svg:height="0.5cm" svg:x="0.023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72cm" table:end-y="0.5cm" draw:z-index="514" draw:name="Grafik 2" draw:style-name="gr1" draw:text-style-name="P1" svg:width="0.45cm" svg:height="0.5cm" svg:x="0.02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2cm" table:end-y="0.5cm" draw:z-index="410" draw:name="Grafik 2" draw:style-name="gr1" draw:text-style-name="P1" svg:width="0.4cm" svg:height="0.5cm" svg:x="0.02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69cm" table:end-y="0.5cm" draw:z-index="516" draw:name="Grafik 2" draw:style-name="gr1" draw:text-style-name="P1" svg:width="0.45cm" svg:height="0.5cm" svg:x="0.019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68cm" table:end-y="0.5cm" draw:z-index="581" draw:name="Grafik 6" draw:style-name="gr1" draw:text-style-name="P1" svg:width="0.45cm" svg:height="0.5cm" svg:x="0.01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67cm" table:end-y="0.5cm" draw:z-index="582" draw:name="Grafik 6" draw:style-name="gr1" draw:text-style-name="P1" svg:width="0.45cm" svg:height="0.5cm" svg:x="0.017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16cm" table:end-y="0.5cm" draw:z-index="435" draw:name="Grafik 11" draw:style-name="gr1" draw:text-style-name="P1" svg:width="0.4cm" svg:height="0.5cm" svg:x="0.01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15cm" table:end-y="0.5cm" draw:z-index="415" draw:name="Grafik 2" draw:style-name="gr1" draw:text-style-name="P1" svg:width="0.4cm" svg:height="0.5cm" svg:x="0.01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21" table:end-x="0.413cm" table:end-y="0.5cm" draw:z-index="416" draw:name="Grafik 2" draw:style-name="gr1" draw:text-style-name="P1" svg:width="0.4cm" svg:height="0.5cm" svg:x="0.01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21" table:end-x="0.413cm" table:end-y="0.5cm" draw:z-index="494" draw:name="Grafik 3" draw:style-name="gr1" draw:text-style-name="P1" svg:width="0.4cm" svg:height="0.5cm" svg:x="0.01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21" table:end-x="0.411cm" table:end-y="0.5cm" draw:z-index="502" draw:name="Grafik 3" draw:style-name="gr1" draw:text-style-name="P1" svg:width="0.4cm" svg:height="0.5cm" svg:x="0.01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21" table:end-x="0.411cm" table:end-y="0.5cm" draw:z-index="503" draw:name="Grafik 3" draw:style-name="gr1" draw:text-style-name="P1" svg:width="0.4cm" svg:height="0.5cm" svg:x="0.01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21" table:end-x="0.409cm" table:end-y="0.5cm" draw:z-index="504" draw:name="Grafik 3" draw:style-name="gr1" draw:text-style-name="P1" svg:width="0.4cm" svg:height="0.5cm" svg:x="0.009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08cm" table:end-y="0.5cm" draw:z-index="505" draw:name="Grafik 3" draw:style-name="gr1" draw:text-style-name="P1" svg:width="0.4cm" svg:height="0.5cm" svg:x="0.00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07cm" table:end-y="0.5cm" draw:z-index="506" draw:name="Grafik 3" draw:style-name="gr1" draw:text-style-name="P1" svg:width="0.4cm" svg:height="0.5cm" svg:x="0.007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05cm" table:end-y="0.5cm" draw:z-index="507" draw:name="Grafik 3" draw:style-name="gr1" draw:text-style-name="P1" svg:width="0.4cm" svg:height="0.5cm" svg:x="0.00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05cm" table:end-y="0.5cm" draw:z-index="508" draw:name="Grafik 3" draw:style-name="gr1" draw:text-style-name="P1" svg:width="0.4cm" svg:height="0.5cm" svg:x="0.00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03cm" table:end-y="0.5cm" draw:z-index="509" draw:name="Grafik 3" draw:style-name="gr1" draw:text-style-name="P1" svg:width="0.4cm" svg:height="0.5cm" svg:x="0.00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402cm" table:end-y="0.5cm" draw:z-index="510" draw:name="Grafik 3" draw:style-name="gr1" draw:text-style-name="P1" svg:width="0.4cm" svg:height="0.5cm" svg:x="0.00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401cm" table:end-y="0.5cm" draw:z-index="511" draw:name="Grafik 3" draw:style-name="gr1" draw:text-style-name="P1" svg:width="0.4cm" svg:height="0.5cm" svg:x="0.00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399cm" table:end-y="0.5cm" draw:z-index="147" draw:name="Grafik 3" draw:style-name="gr1" draw:text-style-name="P1" svg:width="0.4cm" svg:height="0.5cm" svg:x="0.566cm" svg:y="0cm">
              <draw:image xlink:href="Pictures/1000000000000300000003FF606172E2.jpg" xlink:type="simple" xlink:show="embed" xlink:actuate="onLoad">
                <text:p/>
              </draw:image>
            </draw:frame>
            <draw:frame table:end-cell-address="Tabelle1.AF21" table:end-x="0.4cm" table:end-y="0.5cm" draw:z-index="512" draw:name="Grafik 3" draw:style-name="gr1" draw:text-style-name="P1" svg:width="0.4cm" svg:height="0.5cm" svg:x="0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398cm" table:end-y="0.5cm" draw:z-index="513" draw:name="Grafik 3" draw:style-name="gr1" draw:text-style-name="P1" svg:width="0.4cm" svg:height="0.5cm" svg:x="0.566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396cm" table:end-y="0.5cm" draw:z-index="648" draw:name="Grafik 3" draw:style-name="gr1" draw:text-style-name="P1" svg:width="0.4cm" svg:height="0.5cm" svg:x="0.56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396cm" table:end-y="0.5cm" draw:z-index="705" draw:name="Grafik 3" draw:style-name="gr1" draw:text-style-name="P1" svg:width="0.4cm" svg:height="0.5cm" svg:x="0.56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394cm" table:end-y="0.5cm" draw:z-index="706" draw:name="Grafik 3" draw:style-name="gr1" draw:text-style-name="P1" svg:width="0.4cm" svg:height="0.5cm" svg:x="0.56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392cm" table:end-y="0.5cm" draw:z-index="707" draw:name="Grafik 3" draw:style-name="gr1" draw:text-style-name="P1" svg:width="0.4cm" svg:height="0.5cm" svg:x="0.56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392cm" table:end-y="0.5cm" draw:z-index="708" draw:name="Grafik 3" draw:style-name="gr1" draw:text-style-name="P1" svg:width="0.4cm" svg:height="0.5cm" svg:x="0.559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N21" table:end-x="0.39cm" table:end-y="0.5cm" draw:z-index="709" draw:name="Grafik 3" draw:style-name="gr1" draw:text-style-name="P1" svg:width="0.4cm" svg:height="0.5cm" svg:x="0.55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4:81</text:p>
          </table:table-cell>
          <table:table-cell office:value-type="string">
            <text:p>26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20</text:p>
          </table:table-cell>
          <table:table-cell>
            <draw:frame table:end-cell-address="Tabelle1.C22" table:end-x="0.483cm" table:end-y="0.383cm" draw:z-index="136" draw:name="Grafik 20" draw:style-name="gr1" draw:text-style-name="P1" svg:width="0.45cm" svg:height="0.381cm" svg:x="0.033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D22" table:end-x="0.432cm" table:end-y="0.501cm" draw:z-index="251" draw:name="Grafik 2" draw:style-name="gr1" draw:text-style-name="P1" svg:width="0.4cm" svg:height="0.5cm" svg:x="0.03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E22" table:end-x="0.481cm" table:end-y="0.383cm" draw:z-index="138" draw:name="Grafik 20" draw:style-name="gr1" draw:text-style-name="P1" svg:width="0.45cm" svg:height="0.381cm" svg:x="0.031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F22" table:end-x="0.48cm" table:end-y="0.383cm" draw:z-index="139" draw:name="Grafik 20" draw:style-name="gr1" draw:text-style-name="P1" svg:width="0.45cm" svg:height="0.381cm" svg:x="0.03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G22" table:end-x="0.478cm" table:end-y="0.501cm" draw:z-index="224" draw:name="Grafik 6" draw:style-name="gr1" draw:text-style-name="P1" svg:width="0.45cm" svg:height="0.5cm" svg:x="0.028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H22" table:end-x="0.428cm" table:end-y="0.501cm" draw:z-index="255" draw:name="Grafik 2" draw:style-name="gr1" draw:text-style-name="P1" svg:width="0.4cm" svg:height="0.5cm" svg:x="0.02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I22" table:end-x="0.426cm" table:end-y="0.501cm" draw:z-index="256" draw:name="Grafik 2" draw:style-name="gr1" draw:text-style-name="P1" svg:width="0.4cm" svg:height="0.5cm" svg:x="0.026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J22" table:end-x="0.476cm" table:end-y="0.501cm" draw:z-index="237" draw:name="Grafik 2" draw:style-name="gr1" draw:text-style-name="P1" svg:width="0.45cm" svg:height="0.5cm" svg:x="0.02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K22" table:end-x="0.524cm" table:end-y="0.501cm" draw:z-index="188" draw:name="Grafik 18" draw:style-name="gr1" draw:text-style-name="P1" svg:width="0.5cm" svg:height="0.5cm" svg:x="0.02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L22" table:end-x="0.423cm" table:end-y="0.501cm" draw:z-index="259" draw:name="Grafik 2" draw:style-name="gr1" draw:text-style-name="P1" svg:width="0.4cm" svg:height="0.5cm" svg:x="0.02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M22" table:end-x="0.422cm" table:end-y="0.501cm" draw:z-index="493" draw:name="Grafik 3" draw:style-name="gr1" draw:text-style-name="P1" svg:width="0.4cm" svg:height="0.5cm" svg:x="0.02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N22" table:end-x="0.42cm" table:end-y="0.501cm" draw:z-index="495" draw:name="Grafik 3" draw:style-name="gr1" draw:text-style-name="P1" svg:width="0.4cm" svg:height="0.5cm" svg:x="0.0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O22" table:end-x="0.419cm" table:end-y="0.501cm" draw:z-index="496" draw:name="Grafik 3" draw:style-name="gr1" draw:text-style-name="P1" svg:width="0.4cm" svg:height="0.5cm" svg:x="0.01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P22" table:end-x="0.418cm" table:end-y="0.501cm" draw:z-index="497" draw:name="Grafik 3" draw:style-name="gr1" draw:text-style-name="P1" svg:width="0.4cm" svg:height="0.5cm" svg:x="0.01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Q22" table:end-x="0.417cm" table:end-y="0.501cm" draw:z-index="498" draw:name="Grafik 3" draw:style-name="gr1" draw:text-style-name="P1" svg:width="0.4cm" svg:height="0.5cm" svg:x="0.01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R22" table:end-x="0.416cm" table:end-y="0.501cm" draw:z-index="499" draw:name="Grafik 3" draw:style-name="gr1" draw:text-style-name="P1" svg:width="0.4cm" svg:height="0.5cm" svg:x="0.01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S22" table:end-x="0.415cm" table:end-y="0.501cm" draw:z-index="500" draw:name="Grafik 3" draw:style-name="gr1" draw:text-style-name="P1" svg:width="0.4cm" svg:height="0.5cm" svg:x="0.01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22" table:end-x="0.413cm" table:end-y="0.501cm" draw:z-index="501" draw:name="Grafik 3" draw:style-name="gr1" draw:text-style-name="P1" svg:width="0.4cm" svg:height="0.5cm" svg:x="0.01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22" table:end-x="0.413cm" table:end-y="0.501cm" draw:z-index="417" draw:name="Grafik 2" draw:style-name="gr1" draw:text-style-name="P1" svg:width="0.4cm" svg:height="0.5cm" svg:x="0.01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22" table:end-x="0.411cm" table:end-y="0.501cm" draw:z-index="418" draw:name="Grafik 2" draw:style-name="gr1" draw:text-style-name="P1" svg:width="0.4cm" svg:height="0.5cm" svg:x="0.011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22" table:end-x="0.411cm" table:end-y="0.501cm" draw:z-index="419" draw:name="Grafik 2" draw:style-name="gr1" draw:text-style-name="P1" svg:width="0.4cm" svg:height="0.5cm" svg:x="0.011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22" table:end-x="0.409cm" table:end-y="0.501cm" draw:z-index="420" draw:name="Grafik 2" draw:style-name="gr1" draw:text-style-name="P1" svg:width="0.4cm" svg:height="0.5cm" svg:x="0.009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Y22" table:end-x="0.408cm" table:end-y="0.501cm" draw:z-index="421" draw:name="Grafik 2" draw:style-name="gr1" draw:text-style-name="P1" svg:width="0.4cm" svg:height="0.5cm" svg:x="0.00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Z22" table:end-x="0.407cm" table:end-y="0.501cm" draw:z-index="422" draw:name="Grafik 2" draw:style-name="gr1" draw:text-style-name="P1" svg:width="0.4cm" svg:height="0.5cm" svg:x="0.00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A22" table:end-x="0.405cm" table:end-y="0.501cm" draw:z-index="423" draw:name="Grafik 2" draw:style-name="gr1" draw:text-style-name="P1" svg:width="0.4cm" svg:height="0.5cm" svg:x="0.005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B22" table:end-x="0.405cm" table:end-y="0.501cm" draw:z-index="424" draw:name="Grafik 2" draw:style-name="gr1" draw:text-style-name="P1" svg:width="0.4cm" svg:height="0.5cm" svg:x="0.005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C22" table:end-x="0.403cm" table:end-y="0.501cm" draw:z-index="425" draw:name="Grafik 2" draw:style-name="gr1" draw:text-style-name="P1" svg:width="0.4cm" svg:height="0.5cm" svg:x="0.00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D22" table:end-x="0.402cm" table:end-y="0.501cm" draw:z-index="426" draw:name="Grafik 2" draw:style-name="gr1" draw:text-style-name="P1" svg:width="0.4cm" svg:height="0.5cm" svg:x="0.00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E22" table:end-x="0.401cm" table:end-y="0.501cm" draw:z-index="427" draw:name="Grafik 2" draw:style-name="gr1" draw:text-style-name="P1" svg:width="0.4cm" svg:height="0.5cm" svg:x="0.001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G22" table:end-x="0.399cm" table:end-y="0.501cm" draw:z-index="146" draw:name="Grafik 2" draw:style-name="gr1" draw:text-style-name="P1" svg:width="0.4cm" svg:height="0.5cm" svg:x="0.566cm" svg:y="0.001cm">
              <draw:image xlink:href="Pictures/10000201000004B000000719E91CE483.png" xlink:type="simple" xlink:show="embed" xlink:actuate="onLoad">
                <text:p/>
              </draw:image>
            </draw:frame>
            <draw:frame table:end-cell-address="Tabelle1.AF22" table:end-x="0.4cm" table:end-y="0.501cm" draw:z-index="428" draw:name="Grafik 2" draw:style-name="gr1" draw:text-style-name="P1" svg:width="0.4cm" svg:height="0.5cm" svg:x="0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H22" table:end-x="0.398cm" table:end-y="0.501cm" draw:z-index="429" draw:name="Grafik 2" draw:style-name="gr1" draw:text-style-name="P1" svg:width="0.4cm" svg:height="0.5cm" svg:x="0.566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I22" table:end-x="0.396cm" table:end-y="0.501cm" draw:z-index="649" draw:name="Grafik 2" draw:style-name="gr1" draw:text-style-name="P1" svg:width="0.4cm" svg:height="0.5cm" svg:x="0.56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J22" table:end-x="0.396cm" table:end-y="0.501cm" draw:z-index="690" draw:name="Grafik 2" draw:style-name="gr1" draw:text-style-name="P1" svg:width="0.4cm" svg:height="0.5cm" svg:x="0.56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K22" table:end-x="0.394cm" table:end-y="0.501cm" draw:z-index="691" draw:name="Grafik 2" draw:style-name="gr1" draw:text-style-name="P1" svg:width="0.4cm" svg:height="0.5cm" svg:x="0.56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L22" table:end-x="0.392cm" table:end-y="0.501cm" draw:z-index="692" draw:name="Grafik 2" draw:style-name="gr1" draw:text-style-name="P1" svg:width="0.4cm" svg:height="0.5cm" svg:x="0.56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M22" table:end-x="0.392cm" table:end-y="0.501cm" draw:z-index="693" draw:name="Grafik 2" draw:style-name="gr1" draw:text-style-name="P1" svg:width="0.4cm" svg:height="0.5cm" svg:x="0.559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N22" table:end-x="0.39cm" table:end-y="0.501cm" draw:z-index="694" draw:name="Grafik 2" draw:style-name="gr1" draw:text-style-name="P1" svg:width="0.4cm" svg:height="0.5cm" svg:x="0.55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2:76</text:p>
          </table:table-cell>
          <table:table-cell office:value-type="string">
            <text:p>16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21.05.2019</text:date>, <text:time>17:36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9-03-25T15:33:41.97</meta:creation-date>
    <dc:date>2019-05-21T17:36:43.97</dc:date>
    <meta:editing-duration>PT3H37S</meta:editing-duration>
    <meta:editing-cycles>118</meta:editing-cycles>
    <meta:generator>OpenOffice/4.1.5$Win32 OpenOffice.org_project/415m1$Build-9789</meta:generator>
    <meta:document-statistic meta:table-count="3" meta:cell-count="101" meta:object-count="760"/>
  </office:meta>
</office:document-meta>
</file>